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domTrajData" table:style-name="ta1">
        <table:shapes>
          <draw:frame draw:z-index="0" draw:style-name="gr1" draw:text-style-name="P1" svg:width="160.11mm" svg:height="90.05mm" svg:x="73.44mm" svg:y="19.92mm">
            <draw:object draw:notify-on-update-of-ranges="odomTrajData.A1:odomTrajData.A327 odomTrajData.B1:odomTrajData.B3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3.45846e-323</text:p>
          </table:table-cell>
          <table:table-cell office:value-type="float" office:value="1.63732E-306" calcext:value-type="float">
            <text:p>1.63732E-306</text:p>
          </table:table-cell>
        </table:table-row>
        <table:table-row table:style-name="ro1">
          <table:table-cell table:style-name="ce1" office:value-type="string" calcext:value-type="string">
            <text:p>3.45846e-323</text:p>
          </table:table-cell>
          <table:table-cell office:value-type="float" office:value="1.63732E-306" calcext:value-type="float">
            <text:p>1.63732E-306</text:p>
          </table:table-cell>
        </table:table-row>
        <table:table-row table:style-name="ro1">
          <table:table-cell table:style-name="ce1" office:value-type="string" calcext:value-type="string">
            <text:p>3.45846e-323</text:p>
          </table:table-cell>
          <table:table-cell office:value-type="float" office:value="1.63732E-306" calcext:value-type="float">
            <text:p>1.63732E-306</text:p>
          </table:table-cell>
        </table:table-row>
        <table:table-row table:style-name="ro1">
          <table:table-cell table:style-name="ce1" office:value-type="string" calcext:value-type="string">
            <text:p>3.45846e-323</text:p>
          </table:table-cell>
          <table:table-cell office:value-type="float" office:value="1.63732E-306" calcext:value-type="float">
            <text:p>1.63732E-306</text:p>
          </table:table-cell>
        </table:table-row>
        <table:table-row table:style-name="ro1">
          <table:table-cell table:style-name="ce1" office:value-type="string" calcext:value-type="string">
            <text:p>3.45846e-323</text:p>
          </table:table-cell>
          <table:table-cell office:value-type="float" office:value="1.63732E-306" calcext:value-type="float">
            <text:p>1.63732E-306</text:p>
          </table:table-cell>
        </table:table-row>
        <table:table-row table:style-name="ro1">
          <table:table-cell table:style-name="ce1" office:value-type="string" calcext:value-type="string">
            <text:p>3.45846e-323</text:p>
          </table:table-cell>
          <table:table-cell office:value-type="float" office:value="1.63732E-306" calcext:value-type="float">
            <text:p>1.63732E-306</text:p>
          </table:table-cell>
        </table:table-row>
        <table:table-row table:style-name="ro1">
          <table:table-cell office:value-type="float" office:value="0.000264148" calcext:value-type="float">
            <text:p>0.000264148</text:p>
          </table:table-cell>
          <table:table-cell office:value-type="float" office:value="-0.000356238" calcext:value-type="float">
            <text:p>-0.000356238</text:p>
          </table:table-cell>
        </table:table-row>
        <table:table-row table:style-name="ro1">
          <table:table-cell office:value-type="float" office:value="0.000264148" calcext:value-type="float">
            <text:p>0.000264148</text:p>
          </table:table-cell>
          <table:table-cell office:value-type="float" office:value="-0.000356238" calcext:value-type="float">
            <text:p>-0.000356238</text:p>
          </table:table-cell>
        </table:table-row>
        <table:table-row table:style-name="ro1">
          <table:table-cell office:value-type="float" office:value="0.000262489" calcext:value-type="float">
            <text:p>0.000262489</text:p>
          </table:table-cell>
          <table:table-cell office:value-type="float" office:value="-0.000372563" calcext:value-type="float">
            <text:p>-0.000372563</text:p>
          </table:table-cell>
        </table:table-row>
        <table:table-row table:style-name="ro1">
          <table:table-cell office:value-type="float" office:value="0.000262489" calcext:value-type="float">
            <text:p>0.000262489</text:p>
          </table:table-cell>
          <table:table-cell office:value-type="float" office:value="-0.000372563" calcext:value-type="float">
            <text:p>-0.000372563</text:p>
          </table:table-cell>
        </table:table-row>
        <table:table-row table:style-name="ro1">
          <table:table-cell office:value-type="float" office:value="-0.0000235162" calcext:value-type="float">
            <text:p>-2.35162E-05</text:p>
          </table:table-cell>
          <table:table-cell office:value-type="float" office:value="0.0323502" calcext:value-type="float">
            <text:p>0.0323502</text:p>
          </table:table-cell>
        </table:table-row>
        <table:table-row table:style-name="ro1">
          <table:table-cell office:value-type="float" office:value="-0.0000235162" calcext:value-type="float">
            <text:p>-2.35162E-05</text:p>
          </table:table-cell>
          <table:table-cell office:value-type="float" office:value="0.0323502" calcext:value-type="float">
            <text:p>0.0323502</text:p>
          </table:table-cell>
        </table:table-row>
        <table:table-row table:style-name="ro1">
          <table:table-cell office:value-type="float" office:value="-0.000315033" calcext:value-type="float">
            <text:p>-0.000315033</text:p>
          </table:table-cell>
          <table:table-cell office:value-type="float" office:value="0.0738996" calcext:value-type="float">
            <text:p>0.0738996</text:p>
          </table:table-cell>
        </table:table-row>
        <table:table-row table:style-name="ro1">
          <table:table-cell office:value-type="float" office:value="-0.000315033" calcext:value-type="float">
            <text:p>-0.000315033</text:p>
          </table:table-cell>
          <table:table-cell office:value-type="float" office:value="0.0738996" calcext:value-type="float">
            <text:p>0.0738996</text:p>
          </table:table-cell>
        </table:table-row>
        <table:table-row table:style-name="ro1">
          <table:table-cell office:value-type="float" office:value="-0.000599807" calcext:value-type="float">
            <text:p>-0.000599807</text:p>
          </table:table-cell>
          <table:table-cell office:value-type="float" office:value="0.11446" calcext:value-type="float">
            <text:p>0.11446</text:p>
          </table:table-cell>
        </table:table-row>
        <table:table-row table:style-name="ro1">
          <table:table-cell office:value-type="float" office:value="-0.000599807" calcext:value-type="float">
            <text:p>-0.000599807</text:p>
          </table:table-cell>
          <table:table-cell office:value-type="float" office:value="0.11446" calcext:value-type="float">
            <text:p>0.11446</text:p>
          </table:table-cell>
        </table:table-row>
        <table:table-row table:style-name="ro1">
          <table:table-cell office:value-type="float" office:value="-0.000888929" calcext:value-type="float">
            <text:p>-0.000888929</text:p>
          </table:table-cell>
          <table:table-cell office:value-type="float" office:value="0.155546" calcext:value-type="float">
            <text:p>0.155546</text:p>
          </table:table-cell>
        </table:table-row>
        <table:table-row table:style-name="ro1">
          <table:table-cell office:value-type="float" office:value="-0.000888929" calcext:value-type="float">
            <text:p>-0.000888929</text:p>
          </table:table-cell>
          <table:table-cell office:value-type="float" office:value="0.155546" calcext:value-type="float">
            <text:p>0.155546</text:p>
          </table:table-cell>
        </table:table-row>
        <table:table-row table:style-name="ro1">
          <table:table-cell office:value-type="float" office:value="-0.00118002" calcext:value-type="float">
            <text:p>-0.00118002</text:p>
          </table:table-cell>
          <table:table-cell office:value-type="float" office:value="0.196755" calcext:value-type="float">
            <text:p>0.196755</text:p>
          </table:table-cell>
        </table:table-row>
        <table:table-row table:style-name="ro1">
          <table:table-cell office:value-type="float" office:value="-0.00118002" calcext:value-type="float">
            <text:p>-0.00118002</text:p>
          </table:table-cell>
          <table:table-cell office:value-type="float" office:value="0.196755" calcext:value-type="float">
            <text:p>0.196755</text:p>
          </table:table-cell>
        </table:table-row>
        <table:table-row table:style-name="ro1">
          <table:table-cell office:value-type="float" office:value="-0.00146425" calcext:value-type="float">
            <text:p>-0.00146425</text:p>
          </table:table-cell>
          <table:table-cell office:value-type="float" office:value="0.237365" calcext:value-type="float">
            <text:p>0.237365</text:p>
          </table:table-cell>
        </table:table-row>
        <table:table-row table:style-name="ro1">
          <table:table-cell office:value-type="float" office:value="-0.00146425" calcext:value-type="float">
            <text:p>-0.00146425</text:p>
          </table:table-cell>
          <table:table-cell office:value-type="float" office:value="0.237365" calcext:value-type="float">
            <text:p>0.237365</text:p>
          </table:table-cell>
        </table:table-row>
        <table:table-row table:style-name="ro1">
          <table:table-cell office:value-type="float" office:value="-0.00176049" calcext:value-type="float">
            <text:p>-0.00176049</text:p>
          </table:table-cell>
          <table:table-cell office:value-type="float" office:value="0.278778" calcext:value-type="float">
            <text:p>0.278778</text:p>
          </table:table-cell>
        </table:table-row>
        <table:table-row table:style-name="ro1">
          <table:table-cell office:value-type="float" office:value="-0.00176049" calcext:value-type="float">
            <text:p>-0.00176049</text:p>
          </table:table-cell>
          <table:table-cell office:value-type="float" office:value="0.278778" calcext:value-type="float">
            <text:p>0.278778</text:p>
          </table:table-cell>
        </table:table-row>
        <table:table-row table:style-name="ro1">
          <table:table-cell office:value-type="float" office:value="-0.00205293" calcext:value-type="float">
            <text:p>-0.00205293</text:p>
          </table:table-cell>
          <table:table-cell office:value-type="float" office:value="0.319383" calcext:value-type="float">
            <text:p>0.319383</text:p>
          </table:table-cell>
        </table:table-row>
        <table:table-row table:style-name="ro1">
          <table:table-cell office:value-type="float" office:value="-0.00205293" calcext:value-type="float">
            <text:p>-0.00205293</text:p>
          </table:table-cell>
          <table:table-cell office:value-type="float" office:value="0.319383" calcext:value-type="float">
            <text:p>0.319383</text:p>
          </table:table-cell>
        </table:table-row>
        <table:table-row table:style-name="ro1">
          <table:table-cell office:value-type="float" office:value="-0.00234838" calcext:value-type="float">
            <text:p>-0.00234838</text:p>
          </table:table-cell>
          <table:table-cell office:value-type="float" office:value="0.360711" calcext:value-type="float">
            <text:p>0.360711</text:p>
          </table:table-cell>
        </table:table-row>
        <table:table-row table:style-name="ro1">
          <table:table-cell office:value-type="float" office:value="-0.00234838" calcext:value-type="float">
            <text:p>-0.00234838</text:p>
          </table:table-cell>
          <table:table-cell office:value-type="float" office:value="0.360711" calcext:value-type="float">
            <text:p>0.360711</text:p>
          </table:table-cell>
        </table:table-row>
        <table:table-row table:style-name="ro1">
          <table:table-cell office:value-type="float" office:value="-0.00262949" calcext:value-type="float">
            <text:p>-0.00262949</text:p>
          </table:table-cell>
          <table:table-cell office:value-type="float" office:value="0.401385" calcext:value-type="float">
            <text:p>0.401385</text:p>
          </table:table-cell>
        </table:table-row>
        <table:table-row table:style-name="ro1">
          <table:table-cell office:value-type="float" office:value="-0.00262949" calcext:value-type="float">
            <text:p>-0.00262949</text:p>
          </table:table-cell>
          <table:table-cell office:value-type="float" office:value="0.401385" calcext:value-type="float">
            <text:p>0.401385</text:p>
          </table:table-cell>
        </table:table-row>
        <table:table-row table:style-name="ro1">
          <table:table-cell office:value-type="float" office:value="-0.00292223" calcext:value-type="float">
            <text:p>-0.00292223</text:p>
          </table:table-cell>
          <table:table-cell office:value-type="float" office:value="0.442648" calcext:value-type="float">
            <text:p>0.442648</text:p>
          </table:table-cell>
        </table:table-row>
        <table:table-row table:style-name="ro1">
          <table:table-cell office:value-type="float" office:value="-0.00292223" calcext:value-type="float">
            <text:p>-0.00292223</text:p>
          </table:table-cell>
          <table:table-cell office:value-type="float" office:value="0.442648" calcext:value-type="float">
            <text:p>0.442648</text:p>
          </table:table-cell>
        </table:table-row>
        <table:table-row table:style-name="ro1">
          <table:table-cell office:value-type="float" office:value="-0.0031996" calcext:value-type="float">
            <text:p>-0.0031996</text:p>
          </table:table-cell>
          <table:table-cell office:value-type="float" office:value="0.483422" calcext:value-type="float">
            <text:p>0.483422</text:p>
          </table:table-cell>
        </table:table-row>
        <table:table-row table:style-name="ro1">
          <table:table-cell office:value-type="float" office:value="-0.0031996" calcext:value-type="float">
            <text:p>-0.0031996</text:p>
          </table:table-cell>
          <table:table-cell office:value-type="float" office:value="0.483422" calcext:value-type="float">
            <text:p>0.483422</text:p>
          </table:table-cell>
        </table:table-row>
        <table:table-row table:style-name="ro1">
          <table:table-cell office:value-type="float" office:value="-0.00348702" calcext:value-type="float">
            <text:p>-0.00348702</text:p>
          </table:table-cell>
          <table:table-cell office:value-type="float" office:value="0.524515" calcext:value-type="float">
            <text:p>0.524515</text:p>
          </table:table-cell>
        </table:table-row>
        <table:table-row table:style-name="ro1">
          <table:table-cell office:value-type="float" office:value="-0.00348702" calcext:value-type="float">
            <text:p>-0.00348702</text:p>
          </table:table-cell>
          <table:table-cell office:value-type="float" office:value="0.524515" calcext:value-type="float">
            <text:p>0.524515</text:p>
          </table:table-cell>
        </table:table-row>
        <table:table-row table:style-name="ro1">
          <table:table-cell office:value-type="float" office:value="-0.00377327" calcext:value-type="float">
            <text:p>-0.00377327</text:p>
          </table:table-cell>
          <table:table-cell office:value-type="float" office:value="0.565551" calcext:value-type="float">
            <text:p>0.565551</text:p>
          </table:table-cell>
        </table:table-row>
        <table:table-row table:style-name="ro1">
          <table:table-cell office:value-type="float" office:value="-0.00377327" calcext:value-type="float">
            <text:p>-0.00377327</text:p>
          </table:table-cell>
          <table:table-cell office:value-type="float" office:value="0.565551" calcext:value-type="float">
            <text:p>0.565551</text:p>
          </table:table-cell>
        </table:table-row>
        <table:table-row table:style-name="ro1">
          <table:table-cell office:value-type="float" office:value="-0.00405941" calcext:value-type="float">
            <text:p>-0.00405941</text:p>
          </table:table-cell>
          <table:table-cell office:value-type="float" office:value="0.606383" calcext:value-type="float">
            <text:p>0.606383</text:p>
          </table:table-cell>
        </table:table-row>
        <table:table-row table:style-name="ro1">
          <table:table-cell office:value-type="float" office:value="-0.00405941" calcext:value-type="float">
            <text:p>-0.00405941</text:p>
          </table:table-cell>
          <table:table-cell office:value-type="float" office:value="0.606383" calcext:value-type="float">
            <text:p>0.606383</text:p>
          </table:table-cell>
        </table:table-row>
        <table:table-row table:style-name="ro1">
          <table:table-cell office:value-type="float" office:value="-0.00434467" calcext:value-type="float">
            <text:p>-0.00434467</text:p>
          </table:table-cell>
          <table:table-cell office:value-type="float" office:value="0.647443" calcext:value-type="float">
            <text:p>0.647443</text:p>
          </table:table-cell>
        </table:table-row>
        <table:table-row table:style-name="ro1">
          <table:table-cell office:value-type="float" office:value="-0.00434467" calcext:value-type="float">
            <text:p>-0.00434467</text:p>
          </table:table-cell>
          <table:table-cell office:value-type="float" office:value="0.647443" calcext:value-type="float">
            <text:p>0.647443</text:p>
          </table:table-cell>
        </table:table-row>
        <table:table-row table:style-name="ro1">
          <table:table-cell office:value-type="float" office:value="-0.00462043" calcext:value-type="float">
            <text:p>-0.00462043</text:p>
          </table:table-cell>
          <table:table-cell office:value-type="float" office:value="0.688509" calcext:value-type="float">
            <text:p>0.688509</text:p>
          </table:table-cell>
        </table:table-row>
        <table:table-row table:style-name="ro1">
          <table:table-cell office:value-type="float" office:value="-0.00462043" calcext:value-type="float">
            <text:p>-0.00462043</text:p>
          </table:table-cell>
          <table:table-cell office:value-type="float" office:value="0.688509" calcext:value-type="float">
            <text:p>0.688509</text:p>
          </table:table-cell>
        </table:table-row>
        <table:table-row table:style-name="ro1">
          <table:table-cell office:value-type="float" office:value="-0.00490272" calcext:value-type="float">
            <text:p>-0.00490272</text:p>
          </table:table-cell>
          <table:table-cell office:value-type="float" office:value="0.729484" calcext:value-type="float">
            <text:p>0.729484</text:p>
          </table:table-cell>
        </table:table-row>
        <table:table-row table:style-name="ro1">
          <table:table-cell office:value-type="float" office:value="-0.00490272" calcext:value-type="float">
            <text:p>-0.00490272</text:p>
          </table:table-cell>
          <table:table-cell office:value-type="float" office:value="0.729484" calcext:value-type="float">
            <text:p>0.729484</text:p>
          </table:table-cell>
        </table:table-row>
        <table:table-row table:style-name="ro1">
          <table:table-cell office:value-type="float" office:value="-0.00517849" calcext:value-type="float">
            <text:p>-0.00517849</text:p>
          </table:table-cell>
          <table:table-cell office:value-type="float" office:value="0.77046" calcext:value-type="float">
            <text:p>0.77046</text:p>
          </table:table-cell>
        </table:table-row>
        <table:table-row table:style-name="ro1">
          <table:table-cell office:value-type="float" office:value="-0.00517849" calcext:value-type="float">
            <text:p>-0.00517849</text:p>
          </table:table-cell>
          <table:table-cell office:value-type="float" office:value="0.77046" calcext:value-type="float">
            <text:p>0.77046</text:p>
          </table:table-cell>
        </table:table-row>
        <table:table-row table:style-name="ro1">
          <table:table-cell office:value-type="float" office:value="-0.0054599" calcext:value-type="float">
            <text:p>-0.0054599</text:p>
          </table:table-cell>
          <table:table-cell office:value-type="float" office:value="0.811436" calcext:value-type="float">
            <text:p>0.811436</text:p>
          </table:table-cell>
        </table:table-row>
        <table:table-row table:style-name="ro1">
          <table:table-cell office:value-type="float" office:value="-0.0054599" calcext:value-type="float">
            <text:p>-0.0054599</text:p>
          </table:table-cell>
          <table:table-cell office:value-type="float" office:value="0.811436" calcext:value-type="float">
            <text:p>0.811436</text:p>
          </table:table-cell>
        </table:table-row>
        <table:table-row table:style-name="ro1">
          <table:table-cell office:value-type="float" office:value="-0.00574194" calcext:value-type="float">
            <text:p>-0.00574194</text:p>
          </table:table-cell>
          <table:table-cell office:value-type="float" office:value="0.852409" calcext:value-type="float">
            <text:p>0.852409</text:p>
          </table:table-cell>
        </table:table-row>
        <table:table-row table:style-name="ro1">
          <table:table-cell office:value-type="float" office:value="-0.00574194" calcext:value-type="float">
            <text:p>-0.00574194</text:p>
          </table:table-cell>
          <table:table-cell office:value-type="float" office:value="0.852409" calcext:value-type="float">
            <text:p>0.852409</text:p>
          </table:table-cell>
        </table:table-row>
        <table:table-row table:style-name="ro1">
          <table:table-cell office:value-type="float" office:value="-0.00602554" calcext:value-type="float">
            <text:p>-0.00602554</text:p>
          </table:table-cell>
          <table:table-cell office:value-type="float" office:value="0.893397" calcext:value-type="float">
            <text:p>0.893397</text:p>
          </table:table-cell>
        </table:table-row>
        <table:table-row table:style-name="ro1">
          <table:table-cell office:value-type="float" office:value="-0.00602554" calcext:value-type="float">
            <text:p>-0.00602554</text:p>
          </table:table-cell>
          <table:table-cell office:value-type="float" office:value="0.893397" calcext:value-type="float">
            <text:p>0.893397</text:p>
          </table:table-cell>
        </table:table-row>
        <table:table-row table:style-name="ro1">
          <table:table-cell office:value-type="float" office:value="-0.00630742" calcext:value-type="float">
            <text:p>-0.00630742</text:p>
          </table:table-cell>
          <table:table-cell office:value-type="float" office:value="0.934397" calcext:value-type="float">
            <text:p>0.934397</text:p>
          </table:table-cell>
        </table:table-row>
        <table:table-row table:style-name="ro1">
          <table:table-cell office:value-type="float" office:value="-0.00630742" calcext:value-type="float">
            <text:p>-0.00630742</text:p>
          </table:table-cell>
          <table:table-cell office:value-type="float" office:value="0.934397" calcext:value-type="float">
            <text:p>0.934397</text:p>
          </table:table-cell>
        </table:table-row>
        <table:table-row table:style-name="ro1">
          <table:table-cell office:value-type="float" office:value="-0.00659259" calcext:value-type="float">
            <text:p>-0.00659259</text:p>
          </table:table-cell>
          <table:table-cell office:value-type="float" office:value="0.975398" calcext:value-type="float">
            <text:p>0.975398</text:p>
          </table:table-cell>
        </table:table-row>
        <table:table-row table:style-name="ro1">
          <table:table-cell office:value-type="float" office:value="-0.00659259" calcext:value-type="float">
            <text:p>-0.00659259</text:p>
          </table:table-cell>
          <table:table-cell office:value-type="float" office:value="0.975398" calcext:value-type="float">
            <text:p>0.975398</text:p>
          </table:table-cell>
        </table:table-row>
        <table:table-row table:style-name="ro1">
          <table:table-cell office:value-type="float" office:value="-0.00688135" calcext:value-type="float">
            <text:p>-0.00688135</text:p>
          </table:table-cell>
          <table:table-cell office:value-type="float" office:value="1.01639" calcext:value-type="float">
            <text:p>1.01639</text:p>
          </table:table-cell>
        </table:table-row>
        <table:table-row table:style-name="ro1">
          <table:table-cell office:value-type="float" office:value="-0.00688135" calcext:value-type="float">
            <text:p>-0.00688135</text:p>
          </table:table-cell>
          <table:table-cell office:value-type="float" office:value="1.01639" calcext:value-type="float">
            <text:p>1.01639</text:p>
          </table:table-cell>
        </table:table-row>
        <table:table-row table:style-name="ro1">
          <table:table-cell office:value-type="float" office:value="-0.00716673" calcext:value-type="float">
            <text:p>-0.00716673</text:p>
          </table:table-cell>
          <table:table-cell office:value-type="float" office:value="1.05739" calcext:value-type="float">
            <text:p>1.05739</text:p>
          </table:table-cell>
        </table:table-row>
        <table:table-row table:style-name="ro1">
          <table:table-cell office:value-type="float" office:value="-0.00716673" calcext:value-type="float">
            <text:p>-0.00716673</text:p>
          </table:table-cell>
          <table:table-cell office:value-type="float" office:value="1.05739" calcext:value-type="float">
            <text:p>1.05739</text:p>
          </table:table-cell>
        </table:table-row>
        <table:table-row table:style-name="ro1">
          <table:table-cell office:value-type="float" office:value="-0.0074535" calcext:value-type="float">
            <text:p>-0.0074535</text:p>
          </table:table-cell>
          <table:table-cell office:value-type="float" office:value="1.09839" calcext:value-type="float">
            <text:p>1.09839</text:p>
          </table:table-cell>
        </table:table-row>
        <table:table-row table:style-name="ro1">
          <table:table-cell office:value-type="float" office:value="-0.0074535" calcext:value-type="float">
            <text:p>-0.0074535</text:p>
          </table:table-cell>
          <table:table-cell office:value-type="float" office:value="1.09839" calcext:value-type="float">
            <text:p>1.09839</text:p>
          </table:table-cell>
        </table:table-row>
        <table:table-row table:style-name="ro1">
          <table:table-cell office:value-type="float" office:value="-0.00774462" calcext:value-type="float">
            <text:p>-0.00774462</text:p>
          </table:table-cell>
          <table:table-cell office:value-type="float" office:value="1.13938" calcext:value-type="float">
            <text:p>1.13938</text:p>
          </table:table-cell>
        </table:table-row>
        <table:table-row table:style-name="ro1">
          <table:table-cell office:value-type="float" office:value="-0.00774462" calcext:value-type="float">
            <text:p>-0.00774462</text:p>
          </table:table-cell>
          <table:table-cell office:value-type="float" office:value="1.13938" calcext:value-type="float">
            <text:p>1.13938</text:p>
          </table:table-cell>
        </table:table-row>
        <table:table-row table:style-name="ro1">
          <table:table-cell office:value-type="float" office:value="-0.00803137" calcext:value-type="float">
            <text:p>-0.00803137</text:p>
          </table:table-cell>
          <table:table-cell office:value-type="float" office:value="1.18038" calcext:value-type="float">
            <text:p>1.18038</text:p>
          </table:table-cell>
        </table:table-row>
        <table:table-row table:style-name="ro1">
          <table:table-cell office:value-type="float" office:value="-0.00803137" calcext:value-type="float">
            <text:p>-0.00803137</text:p>
          </table:table-cell>
          <table:table-cell office:value-type="float" office:value="1.18038" calcext:value-type="float">
            <text:p>1.18038</text:p>
          </table:table-cell>
        </table:table-row>
        <table:table-row table:style-name="ro1">
          <table:table-cell office:value-type="float" office:value="-0.00784709" calcext:value-type="float">
            <text:p>-0.00784709</text:p>
          </table:table-cell>
          <table:table-cell office:value-type="float" office:value="1.20421" calcext:value-type="float">
            <text:p>1.20421</text:p>
          </table:table-cell>
        </table:table-row>
        <table:table-row table:style-name="ro1">
          <table:table-cell office:value-type="float" office:value="-0.00784709" calcext:value-type="float">
            <text:p>-0.00784709</text:p>
          </table:table-cell>
          <table:table-cell office:value-type="float" office:value="1.20421" calcext:value-type="float">
            <text:p>1.20421</text:p>
          </table:table-cell>
        </table:table-row>
        <table:table-row table:style-name="ro1">
          <table:table-cell office:value-type="float" office:value="-0.00761894" calcext:value-type="float">
            <text:p>-0.00761894</text:p>
          </table:table-cell>
          <table:table-cell office:value-type="float" office:value="1.22481" calcext:value-type="float">
            <text:p>1.22481</text:p>
          </table:table-cell>
        </table:table-row>
        <table:table-row table:style-name="ro1">
          <table:table-cell office:value-type="float" office:value="-0.00761894" calcext:value-type="float">
            <text:p>-0.00761894</text:p>
          </table:table-cell>
          <table:table-cell office:value-type="float" office:value="1.22481" calcext:value-type="float">
            <text:p>1.22481</text:p>
          </table:table-cell>
        </table:table-row>
        <table:table-row table:style-name="ro1">
          <table:table-cell office:value-type="float" office:value="-0.00518003" calcext:value-type="float">
            <text:p>-0.00518003</text:p>
          </table:table-cell>
          <table:table-cell office:value-type="float" office:value="1.24519" calcext:value-type="float">
            <text:p>1.24519</text:p>
          </table:table-cell>
        </table:table-row>
        <table:table-row table:style-name="ro1">
          <table:table-cell office:value-type="float" office:value="-0.00518003" calcext:value-type="float">
            <text:p>-0.00518003</text:p>
          </table:table-cell>
          <table:table-cell office:value-type="float" office:value="1.24519" calcext:value-type="float">
            <text:p>1.24519</text:p>
          </table:table-cell>
        </table:table-row>
        <table:table-row table:style-name="ro1">
          <table:table-cell office:value-type="float" office:value="-0.00224484" calcext:value-type="float">
            <text:p>-0.00224484</text:p>
          </table:table-cell>
          <table:table-cell office:value-type="float" office:value="1.26545" calcext:value-type="float">
            <text:p>1.26545</text:p>
          </table:table-cell>
        </table:table-row>
        <table:table-row table:style-name="ro1">
          <table:table-cell office:value-type="float" office:value="-0.00224484" calcext:value-type="float">
            <text:p>-0.00224484</text:p>
          </table:table-cell>
          <table:table-cell office:value-type="float" office:value="1.26545" calcext:value-type="float">
            <text:p>1.26545</text:p>
          </table:table-cell>
        </table:table-row>
        <table:table-row table:style-name="ro1">
          <table:table-cell office:value-type="float" office:value="0.00207183" calcext:value-type="float">
            <text:p>0.00207183</text:p>
          </table:table-cell>
          <table:table-cell office:value-type="float" office:value="1.28539" calcext:value-type="float">
            <text:p>1.28539</text:p>
          </table:table-cell>
        </table:table-row>
        <table:table-row table:style-name="ro1">
          <table:table-cell office:value-type="float" office:value="0.00207183" calcext:value-type="float">
            <text:p>0.00207183</text:p>
          </table:table-cell>
          <table:table-cell office:value-type="float" office:value="1.28539" calcext:value-type="float">
            <text:p>1.28539</text:p>
          </table:table-cell>
        </table:table-row>
        <table:table-row table:style-name="ro1">
          <table:table-cell office:value-type="float" office:value="0.00740886" calcext:value-type="float">
            <text:p>0.00740886</text:p>
          </table:table-cell>
          <table:table-cell office:value-type="float" office:value="1.30511" calcext:value-type="float">
            <text:p>1.30511</text:p>
          </table:table-cell>
        </table:table-row>
        <table:table-row table:style-name="ro1">
          <table:table-cell office:value-type="float" office:value="0.00740886" calcext:value-type="float">
            <text:p>0.00740886</text:p>
          </table:table-cell>
          <table:table-cell office:value-type="float" office:value="1.30511" calcext:value-type="float">
            <text:p>1.30511</text:p>
          </table:table-cell>
        </table:table-row>
        <table:table-row table:style-name="ro1">
          <table:table-cell office:value-type="float" office:value="0.0135775" calcext:value-type="float">
            <text:p>0.0135775</text:p>
          </table:table-cell>
          <table:table-cell office:value-type="float" office:value="1.32458" calcext:value-type="float">
            <text:p>1.32458</text:p>
          </table:table-cell>
        </table:table-row>
        <table:table-row table:style-name="ro1">
          <table:table-cell office:value-type="float" office:value="0.0135775" calcext:value-type="float">
            <text:p>0.0135775</text:p>
          </table:table-cell>
          <table:table-cell office:value-type="float" office:value="1.32458" calcext:value-type="float">
            <text:p>1.32458</text:p>
          </table:table-cell>
        </table:table-row>
        <table:table-row table:style-name="ro1">
          <table:table-cell office:value-type="float" office:value="0.0210082" calcext:value-type="float">
            <text:p>0.0210082</text:p>
          </table:table-cell>
          <table:table-cell office:value-type="float" office:value="1.34369" calcext:value-type="float">
            <text:p>1.34369</text:p>
          </table:table-cell>
        </table:table-row>
        <table:table-row table:style-name="ro1">
          <table:table-cell office:value-type="float" office:value="0.0210082" calcext:value-type="float">
            <text:p>0.0210082</text:p>
          </table:table-cell>
          <table:table-cell office:value-type="float" office:value="1.34369" calcext:value-type="float">
            <text:p>1.34369</text:p>
          </table:table-cell>
        </table:table-row>
        <table:table-row table:style-name="ro1">
          <table:table-cell office:value-type="float" office:value="0.0291373" calcext:value-type="float">
            <text:p>0.0291373</text:p>
          </table:table-cell>
          <table:table-cell office:value-type="float" office:value="1.36244" calcext:value-type="float">
            <text:p>1.36244</text:p>
          </table:table-cell>
        </table:table-row>
        <table:table-row table:style-name="ro1">
          <table:table-cell office:value-type="float" office:value="0.0291373" calcext:value-type="float">
            <text:p>0.0291373</text:p>
          </table:table-cell>
          <table:table-cell office:value-type="float" office:value="1.36244" calcext:value-type="float">
            <text:p>1.36244</text:p>
          </table:table-cell>
        </table:table-row>
        <table:table-row table:style-name="ro1">
          <table:table-cell office:value-type="float" office:value="0.0380554" calcext:value-type="float">
            <text:p>0.0380554</text:p>
          </table:table-cell>
          <table:table-cell office:value-type="float" office:value="1.38074" calcext:value-type="float">
            <text:p>1.38074</text:p>
          </table:table-cell>
        </table:table-row>
        <table:table-row table:style-name="ro1">
          <table:table-cell office:value-type="float" office:value="0.0380554" calcext:value-type="float">
            <text:p>0.0380554</text:p>
          </table:table-cell>
          <table:table-cell office:value-type="float" office:value="1.38074" calcext:value-type="float">
            <text:p>1.38074</text:p>
          </table:table-cell>
        </table:table-row>
        <table:table-row table:style-name="ro1">
          <table:table-cell office:value-type="float" office:value="0.0481769" calcext:value-type="float">
            <text:p>0.0481769</text:p>
          </table:table-cell>
          <table:table-cell office:value-type="float" office:value="1.39857" calcext:value-type="float">
            <text:p>1.39857</text:p>
          </table:table-cell>
        </table:table-row>
        <table:table-row table:style-name="ro1">
          <table:table-cell office:value-type="float" office:value="0.0481769" calcext:value-type="float">
            <text:p>0.0481769</text:p>
          </table:table-cell>
          <table:table-cell office:value-type="float" office:value="1.39857" calcext:value-type="float">
            <text:p>1.39857</text:p>
          </table:table-cell>
        </table:table-row>
        <table:table-row table:style-name="ro1">
          <table:table-cell office:value-type="float" office:value="0.0588931" calcext:value-type="float">
            <text:p>0.0588931</text:p>
          </table:table-cell>
          <table:table-cell office:value-type="float" office:value="1.41591" calcext:value-type="float">
            <text:p>1.41591</text:p>
          </table:table-cell>
        </table:table-row>
        <table:table-row table:style-name="ro1">
          <table:table-cell office:value-type="float" office:value="0.0588931" calcext:value-type="float">
            <text:p>0.0588931</text:p>
          </table:table-cell>
          <table:table-cell office:value-type="float" office:value="1.41591" calcext:value-type="float">
            <text:p>1.41591</text:p>
          </table:table-cell>
        </table:table-row>
        <table:table-row table:style-name="ro1">
          <table:table-cell office:value-type="float" office:value="0.0706604" calcext:value-type="float">
            <text:p>0.0706604</text:p>
          </table:table-cell>
          <table:table-cell office:value-type="float" office:value="1.43274" calcext:value-type="float">
            <text:p>1.43274</text:p>
          </table:table-cell>
        </table:table-row>
        <table:table-row table:style-name="ro1">
          <table:table-cell office:value-type="float" office:value="0.0706604" calcext:value-type="float">
            <text:p>0.0706604</text:p>
          </table:table-cell>
          <table:table-cell office:value-type="float" office:value="1.43274" calcext:value-type="float">
            <text:p>1.43274</text:p>
          </table:table-cell>
        </table:table-row>
        <table:table-row table:style-name="ro1">
          <table:table-cell office:value-type="float" office:value="0.0829801" calcext:value-type="float">
            <text:p>0.0829801</text:p>
          </table:table-cell>
          <table:table-cell office:value-type="float" office:value="1.44905" calcext:value-type="float">
            <text:p>1.44905</text:p>
          </table:table-cell>
        </table:table-row>
        <table:table-row table:style-name="ro1">
          <table:table-cell office:value-type="float" office:value="0.0829801" calcext:value-type="float">
            <text:p>0.0829801</text:p>
          </table:table-cell>
          <table:table-cell office:value-type="float" office:value="1.44905" calcext:value-type="float">
            <text:p>1.44905</text:p>
          </table:table-cell>
        </table:table-row>
        <table:table-row table:style-name="ro1">
          <table:table-cell office:value-type="float" office:value="0.0963758" calcext:value-type="float">
            <text:p>0.0963758</text:p>
          </table:table-cell>
          <table:table-cell office:value-type="float" office:value="1.46487" calcext:value-type="float">
            <text:p>1.46487</text:p>
          </table:table-cell>
        </table:table-row>
        <table:table-row table:style-name="ro1">
          <table:table-cell office:value-type="float" office:value="0.0963758" calcext:value-type="float">
            <text:p>0.0963758</text:p>
          </table:table-cell>
          <table:table-cell office:value-type="float" office:value="1.46487" calcext:value-type="float">
            <text:p>1.46487</text:p>
          </table:table-cell>
        </table:table-row>
        <table:table-row table:style-name="ro1">
          <table:table-cell office:value-type="float" office:value="0.110252" calcext:value-type="float">
            <text:p>0.110252</text:p>
          </table:table-cell>
          <table:table-cell office:value-type="float" office:value="1.47982" calcext:value-type="float">
            <text:p>1.47982</text:p>
          </table:table-cell>
        </table:table-row>
        <table:table-row table:style-name="ro1">
          <table:table-cell office:value-type="float" office:value="0.110252" calcext:value-type="float">
            <text:p>0.110252</text:p>
          </table:table-cell>
          <table:table-cell office:value-type="float" office:value="1.47982" calcext:value-type="float">
            <text:p>1.47982</text:p>
          </table:table-cell>
        </table:table-row>
        <table:table-row table:style-name="ro1">
          <table:table-cell office:value-type="float" office:value="0.125026" calcext:value-type="float">
            <text:p>0.125026</text:p>
          </table:table-cell>
          <table:table-cell office:value-type="float" office:value="1.49416" calcext:value-type="float">
            <text:p>1.49416</text:p>
          </table:table-cell>
        </table:table-row>
        <table:table-row table:style-name="ro1">
          <table:table-cell office:value-type="float" office:value="0.125026" calcext:value-type="float">
            <text:p>0.125026</text:p>
          </table:table-cell>
          <table:table-cell office:value-type="float" office:value="1.49416" calcext:value-type="float">
            <text:p>1.49416</text:p>
          </table:table-cell>
        </table:table-row>
        <table:table-row table:style-name="ro1">
          <table:table-cell office:value-type="float" office:value="0.140381" calcext:value-type="float">
            <text:p>0.140381</text:p>
          </table:table-cell>
          <table:table-cell office:value-type="float" office:value="1.50807" calcext:value-type="float">
            <text:p>1.50807</text:p>
          </table:table-cell>
        </table:table-row>
        <table:table-row table:style-name="ro1">
          <table:table-cell office:value-type="float" office:value="0.140381" calcext:value-type="float">
            <text:p>0.140381</text:p>
          </table:table-cell>
          <table:table-cell office:value-type="float" office:value="1.50807" calcext:value-type="float">
            <text:p>1.50807</text:p>
          </table:table-cell>
        </table:table-row>
        <table:table-row table:style-name="ro1">
          <table:table-cell office:value-type="float" office:value="0.156109" calcext:value-type="float">
            <text:p>0.156109</text:p>
          </table:table-cell>
          <table:table-cell office:value-type="float" office:value="1.52118" calcext:value-type="float">
            <text:p>1.52118</text:p>
          </table:table-cell>
        </table:table-row>
        <table:table-row table:style-name="ro1">
          <table:table-cell office:value-type="float" office:value="0.156109" calcext:value-type="float">
            <text:p>0.156109</text:p>
          </table:table-cell>
          <table:table-cell office:value-type="float" office:value="1.52118" calcext:value-type="float">
            <text:p>1.52118</text:p>
          </table:table-cell>
        </table:table-row>
        <table:table-row table:style-name="ro1">
          <table:table-cell office:value-type="float" office:value="0.172537" calcext:value-type="float">
            <text:p>0.172537</text:p>
          </table:table-cell>
          <table:table-cell office:value-type="float" office:value="1.5334" calcext:value-type="float">
            <text:p>1.5334</text:p>
          </table:table-cell>
        </table:table-row>
        <table:table-row table:style-name="ro1">
          <table:table-cell office:value-type="float" office:value="0.172537" calcext:value-type="float">
            <text:p>0.172537</text:p>
          </table:table-cell>
          <table:table-cell office:value-type="float" office:value="1.5334" calcext:value-type="float">
            <text:p>1.5334</text:p>
          </table:table-cell>
        </table:table-row>
        <table:table-row table:style-name="ro1">
          <table:table-cell office:value-type="float" office:value="0.18969" calcext:value-type="float">
            <text:p>0.18969</text:p>
          </table:table-cell>
          <table:table-cell office:value-type="float" office:value="1.54529" calcext:value-type="float">
            <text:p>1.54529</text:p>
          </table:table-cell>
        </table:table-row>
        <table:table-row table:style-name="ro1">
          <table:table-cell office:value-type="float" office:value="0.18969" calcext:value-type="float">
            <text:p>0.18969</text:p>
          </table:table-cell>
          <table:table-cell office:value-type="float" office:value="1.54529" calcext:value-type="float">
            <text:p>1.54529</text:p>
          </table:table-cell>
        </table:table-row>
        <table:table-row table:style-name="ro1">
          <table:table-cell office:value-type="float" office:value="0.20717" calcext:value-type="float">
            <text:p>0.20717</text:p>
          </table:table-cell>
          <table:table-cell office:value-type="float" office:value="1.55613" calcext:value-type="float">
            <text:p>1.55613</text:p>
          </table:table-cell>
        </table:table-row>
        <table:table-row table:style-name="ro1">
          <table:table-cell office:value-type="float" office:value="0.20717" calcext:value-type="float">
            <text:p>0.20717</text:p>
          </table:table-cell>
          <table:table-cell office:value-type="float" office:value="1.55613" calcext:value-type="float">
            <text:p>1.55613</text:p>
          </table:table-cell>
        </table:table-row>
        <table:table-row table:style-name="ro1">
          <table:table-cell office:value-type="float" office:value="0.225281" calcext:value-type="float">
            <text:p>0.225281</text:p>
          </table:table-cell>
          <table:table-cell office:value-type="float" office:value="1.56616" calcext:value-type="float">
            <text:p>1.56616</text:p>
          </table:table-cell>
        </table:table-row>
        <table:table-row table:style-name="ro1">
          <table:table-cell office:value-type="float" office:value="0.225281" calcext:value-type="float">
            <text:p>0.225281</text:p>
          </table:table-cell>
          <table:table-cell office:value-type="float" office:value="1.56616" calcext:value-type="float">
            <text:p>1.56616</text:p>
          </table:table-cell>
        </table:table-row>
        <table:table-row table:style-name="ro1">
          <table:table-cell office:value-type="float" office:value="0.243744" calcext:value-type="float">
            <text:p>0.243744</text:p>
          </table:table-cell>
          <table:table-cell office:value-type="float" office:value="1.57533" calcext:value-type="float">
            <text:p>1.57533</text:p>
          </table:table-cell>
        </table:table-row>
        <table:table-row table:style-name="ro1">
          <table:table-cell office:value-type="float" office:value="0.243744" calcext:value-type="float">
            <text:p>0.243744</text:p>
          </table:table-cell>
          <table:table-cell office:value-type="float" office:value="1.57533" calcext:value-type="float">
            <text:p>1.57533</text:p>
          </table:table-cell>
        </table:table-row>
        <table:table-row table:style-name="ro1">
          <table:table-cell office:value-type="float" office:value="0.262674" calcext:value-type="float">
            <text:p>0.262674</text:p>
          </table:table-cell>
          <table:table-cell office:value-type="float" office:value="1.58352" calcext:value-type="float">
            <text:p>1.58352</text:p>
          </table:table-cell>
        </table:table-row>
        <table:table-row table:style-name="ro1">
          <table:table-cell office:value-type="float" office:value="0.262674" calcext:value-type="float">
            <text:p>0.262674</text:p>
          </table:table-cell>
          <table:table-cell office:value-type="float" office:value="1.58352" calcext:value-type="float">
            <text:p>1.58352</text:p>
          </table:table-cell>
        </table:table-row>
        <table:table-row table:style-name="ro1">
          <table:table-cell office:value-type="float" office:value="0.281911" calcext:value-type="float">
            <text:p>0.281911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0.281911" calcext:value-type="float">
            <text:p>0.281911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0.301441" calcext:value-type="float">
            <text:p>0.301441</text:p>
          </table:table-cell>
          <table:table-cell office:value-type="float" office:value="1.5976" calcext:value-type="float">
            <text:p>1.5976</text:p>
          </table:table-cell>
        </table:table-row>
        <table:table-row table:style-name="ro1">
          <table:table-cell office:value-type="float" office:value="0.301441" calcext:value-type="float">
            <text:p>0.301441</text:p>
          </table:table-cell>
          <table:table-cell office:value-type="float" office:value="1.5976" calcext:value-type="float">
            <text:p>1.5976</text:p>
          </table:table-cell>
        </table:table-row>
        <table:table-row table:style-name="ro1">
          <table:table-cell office:value-type="float" office:value="0.321171" calcext:value-type="float">
            <text:p>0.321171</text:p>
          </table:table-cell>
          <table:table-cell office:value-type="float" office:value="1.60307" calcext:value-type="float">
            <text:p>1.60307</text:p>
          </table:table-cell>
        </table:table-row>
        <table:table-row table:style-name="ro1">
          <table:table-cell office:value-type="float" office:value="0.321171" calcext:value-type="float">
            <text:p>0.321171</text:p>
          </table:table-cell>
          <table:table-cell office:value-type="float" office:value="1.60307" calcext:value-type="float">
            <text:p>1.60307</text:p>
          </table:table-cell>
        </table:table-row>
        <table:table-row table:style-name="ro1">
          <table:table-cell office:value-type="float" office:value="0.341257" calcext:value-type="float">
            <text:p>0.341257</text:p>
          </table:table-cell>
          <table:table-cell office:value-type="float" office:value="1.60759" calcext:value-type="float">
            <text:p>1.60759</text:p>
          </table:table-cell>
        </table:table-row>
        <table:table-row table:style-name="ro1">
          <table:table-cell office:value-type="float" office:value="0.341257" calcext:value-type="float">
            <text:p>0.341257</text:p>
          </table:table-cell>
          <table:table-cell office:value-type="float" office:value="1.60759" calcext:value-type="float">
            <text:p>1.60759</text:p>
          </table:table-cell>
        </table:table-row>
        <table:table-row table:style-name="ro1">
          <table:table-cell office:value-type="float" office:value="0.361414" calcext:value-type="float">
            <text:p>0.361414</text:p>
          </table:table-cell>
          <table:table-cell office:value-type="float" office:value="1.61143" calcext:value-type="float">
            <text:p>1.61143</text:p>
          </table:table-cell>
        </table:table-row>
        <table:table-row table:style-name="ro1">
          <table:table-cell office:value-type="float" office:value="0.361414" calcext:value-type="float">
            <text:p>0.361414</text:p>
          </table:table-cell>
          <table:table-cell office:value-type="float" office:value="1.61143" calcext:value-type="float">
            <text:p>1.61143</text:p>
          </table:table-cell>
        </table:table-row>
        <table:table-row table:style-name="ro1">
          <table:table-cell office:value-type="float" office:value="0.381672" calcext:value-type="float">
            <text:p>0.381672</text:p>
          </table:table-cell>
          <table:table-cell office:value-type="float" office:value="1.61371" calcext:value-type="float">
            <text:p>1.61371</text:p>
          </table:table-cell>
        </table:table-row>
        <table:table-row table:style-name="ro1">
          <table:table-cell office:value-type="float" office:value="0.381672" calcext:value-type="float">
            <text:p>0.381672</text:p>
          </table:table-cell>
          <table:table-cell office:value-type="float" office:value="1.61371" calcext:value-type="float">
            <text:p>1.61371</text:p>
          </table:table-cell>
        </table:table-row>
        <table:table-row table:style-name="ro1">
          <table:table-cell office:value-type="float" office:value="0.402037" calcext:value-type="float">
            <text:p>0.402037</text:p>
          </table:table-cell>
          <table:table-cell office:value-type="float" office:value="1.6152" calcext:value-type="float">
            <text:p>1.6152</text:p>
          </table:table-cell>
        </table:table-row>
        <table:table-row table:style-name="ro1">
          <table:table-cell office:value-type="float" office:value="0.402037" calcext:value-type="float">
            <text:p>0.402037</text:p>
          </table:table-cell>
          <table:table-cell office:value-type="float" office:value="1.6152" calcext:value-type="float">
            <text:p>1.6152</text:p>
          </table:table-cell>
        </table:table-row>
        <table:table-row table:style-name="ro1">
          <table:table-cell office:value-type="float" office:value="0.422478" calcext:value-type="float">
            <text:p>0.422478</text:p>
          </table:table-cell>
          <table:table-cell office:value-type="float" office:value="1.61551" calcext:value-type="float">
            <text:p>1.61551</text:p>
          </table:table-cell>
        </table:table-row>
        <table:table-row table:style-name="ro1">
          <table:table-cell office:value-type="float" office:value="0.422478" calcext:value-type="float">
            <text:p>0.422478</text:p>
          </table:table-cell>
          <table:table-cell office:value-type="float" office:value="1.61551" calcext:value-type="float">
            <text:p>1.61551</text:p>
          </table:table-cell>
        </table:table-row>
        <table:table-row table:style-name="ro1">
          <table:table-cell office:value-type="float" office:value="0.442901" calcext:value-type="float">
            <text:p>0.442901</text:p>
          </table:table-cell>
          <table:table-cell office:value-type="float" office:value="1.61468" calcext:value-type="float">
            <text:p>1.61468</text:p>
          </table:table-cell>
        </table:table-row>
        <table:table-row table:style-name="ro1">
          <table:table-cell office:value-type="float" office:value="0.442901" calcext:value-type="float">
            <text:p>0.442901</text:p>
          </table:table-cell>
          <table:table-cell office:value-type="float" office:value="1.61468" calcext:value-type="float">
            <text:p>1.61468</text:p>
          </table:table-cell>
        </table:table-row>
        <table:table-row table:style-name="ro1">
          <table:table-cell office:value-type="float" office:value="0.463106" calcext:value-type="float">
            <text:p>0.463106</text:p>
          </table:table-cell>
          <table:table-cell office:value-type="float" office:value="1.61273" calcext:value-type="float">
            <text:p>1.61273</text:p>
          </table:table-cell>
        </table:table-row>
        <table:table-row table:style-name="ro1">
          <table:table-cell office:value-type="float" office:value="0.463106" calcext:value-type="float">
            <text:p>0.463106</text:p>
          </table:table-cell>
          <table:table-cell office:value-type="float" office:value="1.61273" calcext:value-type="float">
            <text:p>1.61273</text:p>
          </table:table-cell>
        </table:table-row>
        <table:table-row table:style-name="ro1">
          <table:table-cell office:value-type="float" office:value="0.483267" calcext:value-type="float">
            <text:p>0.483267</text:p>
          </table:table-cell>
          <table:table-cell office:value-type="float" office:value="1.60973" calcext:value-type="float">
            <text:p>1.60973</text:p>
          </table:table-cell>
        </table:table-row>
        <table:table-row table:style-name="ro1">
          <table:table-cell office:value-type="float" office:value="0.483267" calcext:value-type="float">
            <text:p>0.483267</text:p>
          </table:table-cell>
          <table:table-cell office:value-type="float" office:value="1.60973" calcext:value-type="float">
            <text:p>1.60973</text:p>
          </table:table-cell>
        </table:table-row>
        <table:table-row table:style-name="ro1">
          <table:table-cell office:value-type="float" office:value="0.503216" calcext:value-type="float">
            <text:p>0.503216</text:p>
          </table:table-cell>
          <table:table-cell office:value-type="float" office:value="1.60577" calcext:value-type="float">
            <text:p>1.60577</text:p>
          </table:table-cell>
        </table:table-row>
        <table:table-row table:style-name="ro1">
          <table:table-cell office:value-type="float" office:value="0.503216" calcext:value-type="float">
            <text:p>0.503216</text:p>
          </table:table-cell>
          <table:table-cell office:value-type="float" office:value="1.60577" calcext:value-type="float">
            <text:p>1.60577</text:p>
          </table:table-cell>
        </table:table-row>
        <table:table-row table:style-name="ro1">
          <table:table-cell office:value-type="float" office:value="0.522975" calcext:value-type="float">
            <text:p>0.522975</text:p>
          </table:table-cell>
          <table:table-cell office:value-type="float" office:value="1.60052" calcext:value-type="float">
            <text:p>1.60052</text:p>
          </table:table-cell>
        </table:table-row>
        <table:table-row table:style-name="ro1">
          <table:table-cell office:value-type="float" office:value="0.522975" calcext:value-type="float">
            <text:p>0.522975</text:p>
          </table:table-cell>
          <table:table-cell office:value-type="float" office:value="1.60052" calcext:value-type="float">
            <text:p>1.60052</text:p>
          </table:table-cell>
        </table:table-row>
        <table:table-row table:style-name="ro1">
          <table:table-cell office:value-type="float" office:value="0.542448" calcext:value-type="float">
            <text:p>0.542448</text:p>
          </table:table-cell>
          <table:table-cell office:value-type="float" office:value="1.59423" calcext:value-type="float">
            <text:p>1.59423</text:p>
          </table:table-cell>
        </table:table-row>
        <table:table-row table:style-name="ro1">
          <table:table-cell office:value-type="float" office:value="0.542448" calcext:value-type="float">
            <text:p>0.542448</text:p>
          </table:table-cell>
          <table:table-cell office:value-type="float" office:value="1.59423" calcext:value-type="float">
            <text:p>1.59423</text:p>
          </table:table-cell>
        </table:table-row>
        <table:table-row table:style-name="ro1">
          <table:table-cell office:value-type="float" office:value="0.561571" calcext:value-type="float">
            <text:p>0.561571</text:p>
          </table:table-cell>
          <table:table-cell office:value-type="float" office:value="1.58701" calcext:value-type="float">
            <text:p>1.58701</text:p>
          </table:table-cell>
        </table:table-row>
        <table:table-row table:style-name="ro1">
          <table:table-cell office:value-type="float" office:value="0.561571" calcext:value-type="float">
            <text:p>0.561571</text:p>
          </table:table-cell>
          <table:table-cell office:value-type="float" office:value="1.58701" calcext:value-type="float">
            <text:p>1.58701</text:p>
          </table:table-cell>
        </table:table-row>
        <table:table-row table:style-name="ro1">
          <table:table-cell office:value-type="float" office:value="0.580415" calcext:value-type="float">
            <text:p>0.580415</text:p>
          </table:table-cell>
          <table:table-cell office:value-type="float" office:value="1.57888" calcext:value-type="float">
            <text:p>1.57888</text:p>
          </table:table-cell>
        </table:table-row>
        <table:table-row table:style-name="ro1">
          <table:table-cell office:value-type="float" office:value="0.580415" calcext:value-type="float">
            <text:p>0.580415</text:p>
          </table:table-cell>
          <table:table-cell office:value-type="float" office:value="1.57888" calcext:value-type="float">
            <text:p>1.57888</text:p>
          </table:table-cell>
        </table:table-row>
        <table:table-row table:style-name="ro1">
          <table:table-cell office:value-type="float" office:value="0.59888" calcext:value-type="float">
            <text:p>0.59888</text:p>
          </table:table-cell>
          <table:table-cell office:value-type="float" office:value="1.56979" calcext:value-type="float">
            <text:p>1.56979</text:p>
          </table:table-cell>
        </table:table-row>
        <table:table-row table:style-name="ro1">
          <table:table-cell office:value-type="float" office:value="0.59888" calcext:value-type="float">
            <text:p>0.59888</text:p>
          </table:table-cell>
          <table:table-cell office:value-type="float" office:value="1.56979" calcext:value-type="float">
            <text:p>1.56979</text:p>
          </table:table-cell>
        </table:table-row>
        <table:table-row table:style-name="ro1">
          <table:table-cell office:value-type="float" office:value="0.632556" calcext:value-type="float">
            <text:p>0.632556</text:p>
          </table:table-cell>
          <table:table-cell office:value-type="float" office:value="1.55015" calcext:value-type="float">
            <text:p>1.55015</text:p>
          </table:table-cell>
        </table:table-row>
        <table:table-row table:style-name="ro1">
          <table:table-cell office:value-type="float" office:value="0.632556" calcext:value-type="float">
            <text:p>0.632556</text:p>
          </table:table-cell>
          <table:table-cell office:value-type="float" office:value="1.55015" calcext:value-type="float">
            <text:p>1.55015</text:p>
          </table:table-cell>
        </table:table-row>
        <table:table-row table:style-name="ro1">
          <table:table-cell office:value-type="float" office:value="0.668186" calcext:value-type="float">
            <text:p>0.668186</text:p>
          </table:table-cell>
          <table:table-cell office:value-type="float" office:value="1.52993" calcext:value-type="float">
            <text:p>1.52993</text:p>
          </table:table-cell>
        </table:table-row>
        <table:table-row table:style-name="ro1">
          <table:table-cell office:value-type="float" office:value="0.668186" calcext:value-type="float">
            <text:p>0.668186</text:p>
          </table:table-cell>
          <table:table-cell office:value-type="float" office:value="1.52993" calcext:value-type="float">
            <text:p>1.52993</text:p>
          </table:table-cell>
        </table:table-row>
        <table:table-row table:style-name="ro1">
          <table:table-cell office:value-type="float" office:value="0.703864" calcext:value-type="float">
            <text:p>0.703864</text:p>
          </table:table-cell>
          <table:table-cell office:value-type="float" office:value="1.50968" calcext:value-type="float">
            <text:p>1.50968</text:p>
          </table:table-cell>
        </table:table-row>
        <table:table-row table:style-name="ro1">
          <table:table-cell office:value-type="float" office:value="0.703864" calcext:value-type="float">
            <text:p>0.703864</text:p>
          </table:table-cell>
          <table:table-cell office:value-type="float" office:value="1.50968" calcext:value-type="float">
            <text:p>1.50968</text:p>
          </table:table-cell>
        </table:table-row>
        <table:table-row table:style-name="ro1">
          <table:table-cell office:value-type="float" office:value="0.739518" calcext:value-type="float">
            <text:p>0.739518</text:p>
          </table:table-cell>
          <table:table-cell office:value-type="float" office:value="1.48945" calcext:value-type="float">
            <text:p>1.48945</text:p>
          </table:table-cell>
        </table:table-row>
        <table:table-row table:style-name="ro1">
          <table:table-cell office:value-type="float" office:value="0.739518" calcext:value-type="float">
            <text:p>0.739518</text:p>
          </table:table-cell>
          <table:table-cell office:value-type="float" office:value="1.48945" calcext:value-type="float">
            <text:p>1.48945</text:p>
          </table:table-cell>
        </table:table-row>
        <table:table-row table:style-name="ro1">
          <table:table-cell office:value-type="float" office:value="0.775183" calcext:value-type="float">
            <text:p>0.775183</text:p>
          </table:table-cell>
          <table:table-cell office:value-type="float" office:value="1.46923" calcext:value-type="float">
            <text:p>1.46923</text:p>
          </table:table-cell>
        </table:table-row>
        <table:table-row table:style-name="ro1">
          <table:table-cell office:value-type="float" office:value="0.775183" calcext:value-type="float">
            <text:p>0.775183</text:p>
          </table:table-cell>
          <table:table-cell office:value-type="float" office:value="1.46923" calcext:value-type="float">
            <text:p>1.46923</text:p>
          </table:table-cell>
        </table:table-row>
        <table:table-row table:style-name="ro1">
          <table:table-cell office:value-type="float" office:value="0.810843" calcext:value-type="float">
            <text:p>0.810843</text:p>
          </table:table-cell>
          <table:table-cell office:value-type="float" office:value="1.44899" calcext:value-type="float">
            <text:p>1.44899</text:p>
          </table:table-cell>
        </table:table-row>
        <table:table-row table:style-name="ro1">
          <table:table-cell office:value-type="float" office:value="0.810843" calcext:value-type="float">
            <text:p>0.810843</text:p>
          </table:table-cell>
          <table:table-cell office:value-type="float" office:value="1.44899" calcext:value-type="float">
            <text:p>1.44899</text:p>
          </table:table-cell>
        </table:table-row>
        <table:table-row table:style-name="ro1">
          <table:table-cell office:value-type="float" office:value="0.8465" calcext:value-type="float">
            <text:p>0.8465</text:p>
          </table:table-cell>
          <table:table-cell office:value-type="float" office:value="1.42875" calcext:value-type="float">
            <text:p>1.42875</text:p>
          </table:table-cell>
        </table:table-row>
        <table:table-row table:style-name="ro1">
          <table:table-cell office:value-type="float" office:value="0.8465" calcext:value-type="float">
            <text:p>0.8465</text:p>
          </table:table-cell>
          <table:table-cell office:value-type="float" office:value="1.42875" calcext:value-type="float">
            <text:p>1.42875</text:p>
          </table:table-cell>
        </table:table-row>
        <table:table-row table:style-name="ro1">
          <table:table-cell office:value-type="float" office:value="0.88216" calcext:value-type="float">
            <text:p>0.88216</text:p>
          </table:table-cell>
          <table:table-cell office:value-type="float" office:value="1.40851" calcext:value-type="float">
            <text:p>1.40851</text:p>
          </table:table-cell>
        </table:table-row>
        <table:table-row table:style-name="ro1">
          <table:table-cell office:value-type="float" office:value="0.88216" calcext:value-type="float">
            <text:p>0.88216</text:p>
          </table:table-cell>
          <table:table-cell office:value-type="float" office:value="1.40851" calcext:value-type="float">
            <text:p>1.40851</text:p>
          </table:table-cell>
        </table:table-row>
        <table:table-row table:style-name="ro1">
          <table:table-cell office:value-type="float" office:value="0.917815" calcext:value-type="float">
            <text:p>0.917815</text:p>
          </table:table-cell>
          <table:table-cell office:value-type="float" office:value="1.38828" calcext:value-type="float">
            <text:p>1.38828</text:p>
          </table:table-cell>
        </table:table-row>
        <table:table-row table:style-name="ro1">
          <table:table-cell office:value-type="float" office:value="0.917815" calcext:value-type="float">
            <text:p>0.917815</text:p>
          </table:table-cell>
          <table:table-cell office:value-type="float" office:value="1.38828" calcext:value-type="float">
            <text:p>1.38828</text:p>
          </table:table-cell>
        </table:table-row>
        <table:table-row table:style-name="ro1">
          <table:table-cell office:value-type="float" office:value="0.953466" calcext:value-type="float">
            <text:p>0.953466</text:p>
          </table:table-cell>
          <table:table-cell office:value-type="float" office:value="1.36804" calcext:value-type="float">
            <text:p>1.36804</text:p>
          </table:table-cell>
        </table:table-row>
        <table:table-row table:style-name="ro1">
          <table:table-cell office:value-type="float" office:value="0.953466" calcext:value-type="float">
            <text:p>0.953466</text:p>
          </table:table-cell>
          <table:table-cell office:value-type="float" office:value="1.36804" calcext:value-type="float">
            <text:p>1.36804</text:p>
          </table:table-cell>
        </table:table-row>
        <table:table-row table:style-name="ro1">
          <table:table-cell office:value-type="float" office:value="0.989122" calcext:value-type="float">
            <text:p>0.989122</text:p>
          </table:table-cell>
          <table:table-cell office:value-type="float" office:value="1.3478" calcext:value-type="float">
            <text:p>1.3478</text:p>
          </table:table-cell>
        </table:table-row>
        <table:table-row table:style-name="ro1">
          <table:table-cell office:value-type="float" office:value="0.989122" calcext:value-type="float">
            <text:p>0.989122</text:p>
          </table:table-cell>
          <table:table-cell office:value-type="float" office:value="1.3478" calcext:value-type="float">
            <text:p>1.3478</text:p>
          </table:table-cell>
        </table:table-row>
        <table:table-row table:style-name="ro1">
          <table:table-cell office:value-type="float" office:value="1.02478" calcext:value-type="float">
            <text:p>1.02478</text:p>
          </table:table-cell>
          <table:table-cell office:value-type="float" office:value="1.32757" calcext:value-type="float">
            <text:p>1.32757</text:p>
          </table:table-cell>
        </table:table-row>
        <table:table-row table:style-name="ro1">
          <table:table-cell office:value-type="float" office:value="1.02478" calcext:value-type="float">
            <text:p>1.02478</text:p>
          </table:table-cell>
          <table:table-cell office:value-type="float" office:value="1.32757" calcext:value-type="float">
            <text:p>1.32757</text:p>
          </table:table-cell>
        </table:table-row>
        <table:table-row table:style-name="ro1">
          <table:table-cell office:value-type="float" office:value="1.06044" calcext:value-type="float">
            <text:p>1.06044</text:p>
          </table:table-cell>
          <table:table-cell office:value-type="float" office:value="1.30733" calcext:value-type="float">
            <text:p>1.30733</text:p>
          </table:table-cell>
        </table:table-row>
        <table:table-row table:style-name="ro1">
          <table:table-cell office:value-type="float" office:value="1.06044" calcext:value-type="float">
            <text:p>1.06044</text:p>
          </table:table-cell>
          <table:table-cell office:value-type="float" office:value="1.30733" calcext:value-type="float">
            <text:p>1.30733</text:p>
          </table:table-cell>
        </table:table-row>
        <table:table-row table:style-name="ro1">
          <table:table-cell office:value-type="float" office:value="1.09609" calcext:value-type="float">
            <text:p>1.09609</text:p>
          </table:table-cell>
          <table:table-cell office:value-type="float" office:value="1.2871" calcext:value-type="float">
            <text:p>1.2871</text:p>
          </table:table-cell>
        </table:table-row>
        <table:table-row table:style-name="ro1">
          <table:table-cell office:value-type="float" office:value="1.09609" calcext:value-type="float">
            <text:p>1.09609</text:p>
          </table:table-cell>
          <table:table-cell office:value-type="float" office:value="1.2871" calcext:value-type="float">
            <text:p>1.2871</text:p>
          </table:table-cell>
        </table:table-row>
        <table:table-row table:style-name="ro1">
          <table:table-cell office:value-type="float" office:value="1.13175" calcext:value-type="float">
            <text:p>1.13175</text:p>
          </table:table-cell>
          <table:table-cell office:value-type="float" office:value="1.26686" calcext:value-type="float">
            <text:p>1.26686</text:p>
          </table:table-cell>
        </table:table-row>
        <table:table-row table:style-name="ro1">
          <table:table-cell office:value-type="float" office:value="1.13175" calcext:value-type="float">
            <text:p>1.13175</text:p>
          </table:table-cell>
          <table:table-cell office:value-type="float" office:value="1.26686" calcext:value-type="float">
            <text:p>1.26686</text:p>
          </table:table-cell>
        </table:table-row>
        <table:table-row table:style-name="ro1">
          <table:table-cell office:value-type="float" office:value="1.1674" calcext:value-type="float">
            <text:p>1.1674</text:p>
          </table:table-cell>
          <table:table-cell office:value-type="float" office:value="1.24663" calcext:value-type="float">
            <text:p>1.24663</text:p>
          </table:table-cell>
        </table:table-row>
        <table:table-row table:style-name="ro1">
          <table:table-cell office:value-type="float" office:value="1.1674" calcext:value-type="float">
            <text:p>1.1674</text:p>
          </table:table-cell>
          <table:table-cell office:value-type="float" office:value="1.24663" calcext:value-type="float">
            <text:p>1.24663</text:p>
          </table:table-cell>
        </table:table-row>
        <table:table-row table:style-name="ro1">
          <table:table-cell office:value-type="float" office:value="1.20306" calcext:value-type="float">
            <text:p>1.20306</text:p>
          </table:table-cell>
          <table:table-cell office:value-type="float" office:value="1.22639" calcext:value-type="float">
            <text:p>1.22639</text:p>
          </table:table-cell>
        </table:table-row>
        <table:table-row table:style-name="ro1">
          <table:table-cell office:value-type="float" office:value="1.20306" calcext:value-type="float">
            <text:p>1.20306</text:p>
          </table:table-cell>
          <table:table-cell office:value-type="float" office:value="1.22639" calcext:value-type="float">
            <text:p>1.22639</text:p>
          </table:table-cell>
        </table:table-row>
        <table:table-row table:style-name="ro1">
          <table:table-cell office:value-type="float" office:value="1.23872" calcext:value-type="float">
            <text:p>1.23872</text:p>
          </table:table-cell>
          <table:table-cell office:value-type="float" office:value="1.20616" calcext:value-type="float">
            <text:p>1.20616</text:p>
          </table:table-cell>
        </table:table-row>
        <table:table-row table:style-name="ro1">
          <table:table-cell office:value-type="float" office:value="1.23872" calcext:value-type="float">
            <text:p>1.23872</text:p>
          </table:table-cell>
          <table:table-cell office:value-type="float" office:value="1.20616" calcext:value-type="float">
            <text:p>1.20616</text:p>
          </table:table-cell>
        </table:table-row>
        <table:table-row table:style-name="ro1">
          <table:table-cell office:value-type="float" office:value="1.27439" calcext:value-type="float">
            <text:p>1.27439</text:p>
          </table:table-cell>
          <table:table-cell office:value-type="float" office:value="1.18593" calcext:value-type="float">
            <text:p>1.18593</text:p>
          </table:table-cell>
        </table:table-row>
        <table:table-row table:style-name="ro1">
          <table:table-cell office:value-type="float" office:value="1.27439" calcext:value-type="float">
            <text:p>1.27439</text:p>
          </table:table-cell>
          <table:table-cell office:value-type="float" office:value="1.18593" calcext:value-type="float">
            <text:p>1.18593</text:p>
          </table:table-cell>
        </table:table-row>
        <table:table-row table:style-name="ro1">
          <table:table-cell office:value-type="float" office:value="1.31005" calcext:value-type="float">
            <text:p>1.31005</text:p>
          </table:table-cell>
          <table:table-cell office:value-type="float" office:value="1.1657" calcext:value-type="float">
            <text:p>1.1657</text:p>
          </table:table-cell>
        </table:table-row>
        <table:table-row table:style-name="ro1">
          <table:table-cell office:value-type="float" office:value="1.31005" calcext:value-type="float">
            <text:p>1.31005</text:p>
          </table:table-cell>
          <table:table-cell office:value-type="float" office:value="1.1657" calcext:value-type="float">
            <text:p>1.1657</text:p>
          </table:table-cell>
        </table:table-row>
        <table:table-row table:style-name="ro1">
          <table:table-cell office:value-type="float" office:value="1.34571" calcext:value-type="float">
            <text:p>1.34571</text:p>
          </table:table-cell>
          <table:table-cell office:value-type="float" office:value="1.14547" calcext:value-type="float">
            <text:p>1.14547</text:p>
          </table:table-cell>
        </table:table-row>
        <table:table-row table:style-name="ro1">
          <table:table-cell office:value-type="float" office:value="1.34571" calcext:value-type="float">
            <text:p>1.34571</text:p>
          </table:table-cell>
          <table:table-cell office:value-type="float" office:value="1.14547" calcext:value-type="float">
            <text:p>1.14547</text:p>
          </table:table-cell>
        </table:table-row>
        <table:table-row table:style-name="ro1">
          <table:table-cell office:value-type="float" office:value="1.38137" calcext:value-type="float">
            <text:p>1.38137</text:p>
          </table:table-cell>
          <table:table-cell office:value-type="float" office:value="1.12524" calcext:value-type="float">
            <text:p>1.12524</text:p>
          </table:table-cell>
        </table:table-row>
        <table:table-row table:style-name="ro1">
          <table:table-cell office:value-type="float" office:value="1.38137" calcext:value-type="float">
            <text:p>1.38137</text:p>
          </table:table-cell>
          <table:table-cell office:value-type="float" office:value="1.12524" calcext:value-type="float">
            <text:p>1.12524</text:p>
          </table:table-cell>
        </table:table-row>
        <table:table-row table:style-name="ro1">
          <table:table-cell office:value-type="float" office:value="1.41703" calcext:value-type="float">
            <text:p>1.41703</text:p>
          </table:table-cell>
          <table:table-cell office:value-type="float" office:value="1.10501" calcext:value-type="float">
            <text:p>1.10501</text:p>
          </table:table-cell>
        </table:table-row>
        <table:table-row table:style-name="ro1">
          <table:table-cell office:value-type="float" office:value="1.41703" calcext:value-type="float">
            <text:p>1.41703</text:p>
          </table:table-cell>
          <table:table-cell office:value-type="float" office:value="1.10501" calcext:value-type="float">
            <text:p>1.10501</text:p>
          </table:table-cell>
        </table:table-row>
        <table:table-row table:style-name="ro1">
          <table:table-cell office:value-type="float" office:value="1.43622" calcext:value-type="float">
            <text:p>1.43622</text:p>
          </table:table-cell>
          <table:table-cell office:value-type="float" office:value="1.09407" calcext:value-type="float">
            <text:p>1.09407</text:p>
          </table:table-cell>
        </table:table-row>
        <table:table-row table:style-name="ro1">
          <table:table-cell office:value-type="float" office:value="1.43622" calcext:value-type="float">
            <text:p>1.43622</text:p>
          </table:table-cell>
          <table:table-cell office:value-type="float" office:value="1.09407" calcext:value-type="float">
            <text:p>1.09407</text:p>
          </table:table-cell>
        </table:table-row>
        <table:table-row table:style-name="ro1">
          <table:table-cell office:value-type="float" office:value="1.45368" calcext:value-type="float">
            <text:p>1.45368</text:p>
          </table:table-cell>
          <table:table-cell office:value-type="float" office:value="1.08334" calcext:value-type="float">
            <text:p>1.08334</text:p>
          </table:table-cell>
        </table:table-row>
        <table:table-row table:style-name="ro1">
          <table:table-cell office:value-type="float" office:value="1.45368" calcext:value-type="float">
            <text:p>1.45368</text:p>
          </table:table-cell>
          <table:table-cell office:value-type="float" office:value="1.08334" calcext:value-type="float">
            <text:p>1.08334</text:p>
          </table:table-cell>
        </table:table-row>
        <table:table-row table:style-name="ro1">
          <table:table-cell office:value-type="float" office:value="1.4708" calcext:value-type="float">
            <text:p>1.4708</text:p>
          </table:table-cell>
          <table:table-cell office:value-type="float" office:value="1.07204" calcext:value-type="float">
            <text:p>1.07204</text:p>
          </table:table-cell>
        </table:table-row>
        <table:table-row table:style-name="ro1">
          <table:table-cell office:value-type="float" office:value="1.4708" calcext:value-type="float">
            <text:p>1.4708</text:p>
          </table:table-cell>
          <table:table-cell office:value-type="float" office:value="1.07204" calcext:value-type="float">
            <text:p>1.07204</text:p>
          </table:table-cell>
        </table:table-row>
        <table:table-row table:style-name="ro1">
          <table:table-cell office:value-type="float" office:value="1.48767" calcext:value-type="float">
            <text:p>1.48767</text:p>
          </table:table-cell>
          <table:table-cell office:value-type="float" office:value="1.06035" calcext:value-type="float">
            <text:p>1.06035</text:p>
          </table:table-cell>
        </table:table-row>
        <table:table-row table:style-name="ro1">
          <table:table-cell office:value-type="float" office:value="1.48767" calcext:value-type="float">
            <text:p>1.48767</text:p>
          </table:table-cell>
          <table:table-cell office:value-type="float" office:value="1.06035" calcext:value-type="float">
            <text:p>1.06035</text:p>
          </table:table-cell>
        </table:table-row>
        <table:table-row table:style-name="ro1">
          <table:table-cell office:value-type="float" office:value="1.50439" calcext:value-type="float">
            <text:p>1.50439</text:p>
          </table:table-cell>
          <table:table-cell office:value-type="float" office:value="1.04847" calcext:value-type="float">
            <text:p>1.04847</text:p>
          </table:table-cell>
        </table:table-row>
        <table:table-row table:style-name="ro1">
          <table:table-cell office:value-type="float" office:value="1.50439" calcext:value-type="float">
            <text:p>1.50439</text:p>
          </table:table-cell>
          <table:table-cell office:value-type="float" office:value="1.04847" calcext:value-type="float">
            <text:p>1.04847</text:p>
          </table:table-cell>
        </table:table-row>
        <table:table-row table:style-name="ro1">
          <table:table-cell office:value-type="float" office:value="1.52039" calcext:value-type="float">
            <text:p>1.52039</text:p>
          </table:table-cell>
          <table:table-cell office:value-type="float" office:value="1.0357" calcext:value-type="float">
            <text:p>1.0357</text:p>
          </table:table-cell>
        </table:table-row>
        <table:table-row table:style-name="ro1">
          <table:table-cell office:value-type="float" office:value="1.52039" calcext:value-type="float">
            <text:p>1.52039</text:p>
          </table:table-cell>
          <table:table-cell office:value-type="float" office:value="1.0357" calcext:value-type="float">
            <text:p>1.0357</text:p>
          </table:table-cell>
        </table:table-row>
        <table:table-row table:style-name="ro1">
          <table:table-cell office:value-type="float" office:value="1.53603" calcext:value-type="float">
            <text:p>1.53603</text:p>
          </table:table-cell>
          <table:table-cell office:value-type="float" office:value="1.0225" calcext:value-type="float">
            <text:p>1.0225</text:p>
          </table:table-cell>
        </table:table-row>
        <table:table-row table:style-name="ro1">
          <table:table-cell office:value-type="float" office:value="1.53603" calcext:value-type="float">
            <text:p>1.53603</text:p>
          </table:table-cell>
          <table:table-cell office:value-type="float" office:value="1.0225" calcext:value-type="float">
            <text:p>1.0225</text:p>
          </table:table-cell>
        </table:table-row>
        <table:table-row table:style-name="ro1">
          <table:table-cell office:value-type="float" office:value="1.55137" calcext:value-type="float">
            <text:p>1.55137</text:p>
          </table:table-cell>
          <table:table-cell office:value-type="float" office:value="1.00894" calcext:value-type="float">
            <text:p>1.00894</text:p>
          </table:table-cell>
        </table:table-row>
        <table:table-row table:style-name="ro1">
          <table:table-cell office:value-type="float" office:value="1.55137" calcext:value-type="float">
            <text:p>1.55137</text:p>
          </table:table-cell>
          <table:table-cell office:value-type="float" office:value="1.00894" calcext:value-type="float">
            <text:p>1.00894</text:p>
          </table:table-cell>
        </table:table-row>
        <table:table-row table:style-name="ro1">
          <table:table-cell office:value-type="float" office:value="1.5664" calcext:value-type="float">
            <text:p>1.5664</text:p>
          </table:table-cell>
          <table:table-cell office:value-type="float" office:value="0.995001" calcext:value-type="float">
            <text:p>0.995001</text:p>
          </table:table-cell>
        </table:table-row>
        <table:table-row table:style-name="ro1">
          <table:table-cell office:value-type="float" office:value="1.5664" calcext:value-type="float">
            <text:p>1.5664</text:p>
          </table:table-cell>
          <table:table-cell office:value-type="float" office:value="0.995001" calcext:value-type="float">
            <text:p>0.995001</text:p>
          </table:table-cell>
        </table:table-row>
        <table:table-row table:style-name="ro1">
          <table:table-cell office:value-type="float" office:value="1.58111" calcext:value-type="float">
            <text:p>1.58111</text:p>
          </table:table-cell>
          <table:table-cell office:value-type="float" office:value="0.980802" calcext:value-type="float">
            <text:p>0.980802</text:p>
          </table:table-cell>
        </table:table-row>
        <table:table-row table:style-name="ro1">
          <table:table-cell office:value-type="float" office:value="1.58111" calcext:value-type="float">
            <text:p>1.58111</text:p>
          </table:table-cell>
          <table:table-cell office:value-type="float" office:value="0.980802" calcext:value-type="float">
            <text:p>0.980802</text:p>
          </table:table-cell>
        </table:table-row>
        <table:table-row table:style-name="ro1">
          <table:table-cell office:value-type="float" office:value="1.59537" calcext:value-type="float">
            <text:p>1.59537</text:p>
          </table:table-cell>
          <table:table-cell office:value-type="float" office:value="0.966058" calcext:value-type="float">
            <text:p>0.966058</text:p>
          </table:table-cell>
        </table:table-row>
        <table:table-row table:style-name="ro1">
          <table:table-cell office:value-type="float" office:value="1.59537" calcext:value-type="float">
            <text:p>1.59537</text:p>
          </table:table-cell>
          <table:table-cell office:value-type="float" office:value="0.966058" calcext:value-type="float">
            <text:p>0.966058</text:p>
          </table:table-cell>
        </table:table-row>
        <table:table-row table:style-name="ro1">
          <table:table-cell office:value-type="float" office:value="1.6094" calcext:value-type="float">
            <text:p>1.6094</text:p>
          </table:table-cell>
          <table:table-cell office:value-type="float" office:value="0.951054" calcext:value-type="float">
            <text:p>0.951054</text:p>
          </table:table-cell>
        </table:table-row>
        <table:table-row table:style-name="ro1">
          <table:table-cell office:value-type="float" office:value="1.6094" calcext:value-type="float">
            <text:p>1.6094</text:p>
          </table:table-cell>
          <table:table-cell office:value-type="float" office:value="0.951054" calcext:value-type="float">
            <text:p>0.951054</text:p>
          </table:table-cell>
        </table:table-row>
        <table:table-row table:style-name="ro1">
          <table:table-cell office:value-type="float" office:value="1.62309" calcext:value-type="float">
            <text:p>1.62309</text:p>
          </table:table-cell>
          <table:table-cell office:value-type="float" office:value="0.935793" calcext:value-type="float">
            <text:p>0.935793</text:p>
          </table:table-cell>
        </table:table-row>
        <table:table-row table:style-name="ro1">
          <table:table-cell office:value-type="float" office:value="1.62309" calcext:value-type="float">
            <text:p>1.62309</text:p>
          </table:table-cell>
          <table:table-cell office:value-type="float" office:value="0.935793" calcext:value-type="float">
            <text:p>0.935793</text:p>
          </table:table-cell>
        </table:table-row>
        <table:table-row table:style-name="ro1">
          <table:table-cell office:value-type="float" office:value="1.63635" calcext:value-type="float">
            <text:p>1.63635</text:p>
          </table:table-cell>
          <table:table-cell office:value-type="float" office:value="0.920172" calcext:value-type="float">
            <text:p>0.920172</text:p>
          </table:table-cell>
        </table:table-row>
        <table:table-row table:style-name="ro1">
          <table:table-cell office:value-type="float" office:value="1.63635" calcext:value-type="float">
            <text:p>1.63635</text:p>
          </table:table-cell>
          <table:table-cell office:value-type="float" office:value="0.920172" calcext:value-type="float">
            <text:p>0.920172</text:p>
          </table:table-cell>
        </table:table-row>
        <table:table-row table:style-name="ro1">
          <table:table-cell office:value-type="float" office:value="1.64919" calcext:value-type="float">
            <text:p>1.64919</text:p>
          </table:table-cell>
          <table:table-cell office:value-type="float" office:value="0.904136" calcext:value-type="float">
            <text:p>0.904136</text:p>
          </table:table-cell>
        </table:table-row>
        <table:table-row table:style-name="ro1">
          <table:table-cell office:value-type="float" office:value="1.64919" calcext:value-type="float">
            <text:p>1.64919</text:p>
          </table:table-cell>
          <table:table-cell office:value-type="float" office:value="0.904136" calcext:value-type="float">
            <text:p>0.904136</text:p>
          </table:table-cell>
        </table:table-row>
        <table:table-row table:style-name="ro1">
          <table:table-cell office:value-type="float" office:value="1.66155" calcext:value-type="float">
            <text:p>1.66155</text:p>
          </table:table-cell>
          <table:table-cell office:value-type="float" office:value="0.8878" calcext:value-type="float">
            <text:p>0.8878</text:p>
          </table:table-cell>
        </table:table-row>
        <table:table-row table:style-name="ro1">
          <table:table-cell office:value-type="float" office:value="1.66155" calcext:value-type="float">
            <text:p>1.66155</text:p>
          </table:table-cell>
          <table:table-cell office:value-type="float" office:value="0.8878" calcext:value-type="float">
            <text:p>0.8878</text:p>
          </table:table-cell>
        </table:table-row>
        <table:table-row table:style-name="ro1">
          <table:table-cell office:value-type="float" office:value="1.67369" calcext:value-type="float">
            <text:p>1.67369</text:p>
          </table:table-cell>
          <table:table-cell office:value-type="float" office:value="0.87127" calcext:value-type="float">
            <text:p>0.87127</text:p>
          </table:table-cell>
        </table:table-row>
        <table:table-row table:style-name="ro1">
          <table:table-cell office:value-type="float" office:value="1.67369" calcext:value-type="float">
            <text:p>1.67369</text:p>
          </table:table-cell>
          <table:table-cell office:value-type="float" office:value="0.87127" calcext:value-type="float">
            <text:p>0.87127</text:p>
          </table:table-cell>
        </table:table-row>
        <table:table-row table:style-name="ro1">
          <table:table-cell office:value-type="float" office:value="1.68538" calcext:value-type="float">
            <text:p>1.68538</text:p>
          </table:table-cell>
          <table:table-cell office:value-type="float" office:value="0.854393" calcext:value-type="float">
            <text:p>0.854393</text:p>
          </table:table-cell>
        </table:table-row>
        <table:table-row table:style-name="ro1">
          <table:table-cell office:value-type="float" office:value="1.68538" calcext:value-type="float">
            <text:p>1.68538</text:p>
          </table:table-cell>
          <table:table-cell office:value-type="float" office:value="0.854393" calcext:value-type="float">
            <text:p>0.854393</text:p>
          </table:table-cell>
        </table:table-row>
        <table:table-row table:style-name="ro1">
          <table:table-cell office:value-type="float" office:value="1.69674" calcext:value-type="float">
            <text:p>1.69674</text:p>
          </table:table-cell>
          <table:table-cell office:value-type="float" office:value="0.837325" calcext:value-type="float">
            <text:p>0.837325</text:p>
          </table:table-cell>
        </table:table-row>
        <table:table-row table:style-name="ro1">
          <table:table-cell office:value-type="float" office:value="1.69674" calcext:value-type="float">
            <text:p>1.69674</text:p>
          </table:table-cell>
          <table:table-cell office:value-type="float" office:value="0.837325" calcext:value-type="float">
            <text:p>0.837325</text:p>
          </table:table-cell>
        </table:table-row>
        <table:table-row table:style-name="ro1">
          <table:table-cell office:value-type="float" office:value="1.70765" calcext:value-type="float">
            <text:p>1.70765</text:p>
          </table:table-cell>
          <table:table-cell office:value-type="float" office:value="0.819911" calcext:value-type="float">
            <text:p>0.819911</text:p>
          </table:table-cell>
        </table:table-row>
        <table:table-row table:style-name="ro1">
          <table:table-cell office:value-type="float" office:value="1.70765" calcext:value-type="float">
            <text:p>1.70765</text:p>
          </table:table-cell>
          <table:table-cell office:value-type="float" office:value="0.819911" calcext:value-type="float">
            <text:p>0.819911</text:p>
          </table:table-cell>
        </table:table-row>
        <table:table-row table:style-name="ro1">
          <table:table-cell office:value-type="float" office:value="1.71812" calcext:value-type="float">
            <text:p>1.71812</text:p>
          </table:table-cell>
          <table:table-cell office:value-type="float" office:value="0.80228" calcext:value-type="float">
            <text:p>0.80228</text:p>
          </table:table-cell>
        </table:table-row>
        <table:table-row table:style-name="ro1">
          <table:table-cell office:value-type="float" office:value="1.71812" calcext:value-type="float">
            <text:p>1.71812</text:p>
          </table:table-cell>
          <table:table-cell office:value-type="float" office:value="0.80228" calcext:value-type="float">
            <text:p>0.80228</text:p>
          </table:table-cell>
        </table:table-row>
        <table:table-row table:style-name="ro1">
          <table:table-cell office:value-type="float" office:value="1.7282" calcext:value-type="float">
            <text:p>1.7282</text:p>
          </table:table-cell>
          <table:table-cell office:value-type="float" office:value="0.78443" calcext:value-type="float">
            <text:p>0.78443</text:p>
          </table:table-cell>
        </table:table-row>
        <table:table-row table:style-name="ro1">
          <table:table-cell office:value-type="float" office:value="1.7282" calcext:value-type="float">
            <text:p>1.7282</text:p>
          </table:table-cell>
          <table:table-cell office:value-type="float" office:value="0.78443" calcext:value-type="float">
            <text:p>0.78443</text:p>
          </table:table-cell>
        </table:table-row>
        <table:table-row table:style-name="ro1">
          <table:table-cell office:value-type="float" office:value="1.7379" calcext:value-type="float">
            <text:p>1.7379</text:p>
          </table:table-cell>
          <table:table-cell office:value-type="float" office:value="0.766329" calcext:value-type="float">
            <text:p>0.766329</text:p>
          </table:table-cell>
        </table:table-row>
        <table:table-row table:style-name="ro1">
          <table:table-cell office:value-type="float" office:value="1.7379" calcext:value-type="float">
            <text:p>1.7379</text:p>
          </table:table-cell>
          <table:table-cell office:value-type="float" office:value="0.766329" calcext:value-type="float">
            <text:p>0.766329</text:p>
          </table:table-cell>
        </table:table-row>
        <table:table-row table:style-name="ro1">
          <table:table-cell office:value-type="float" office:value="1.74716" calcext:value-type="float">
            <text:p>1.74716</text:p>
          </table:table-cell>
          <table:table-cell office:value-type="float" office:value="0.748025" calcext:value-type="float">
            <text:p>0.748025</text:p>
          </table:table-cell>
        </table:table-row>
        <table:table-row table:style-name="ro1">
          <table:table-cell office:value-type="float" office:value="1.74716" calcext:value-type="float">
            <text:p>1.74716</text:p>
          </table:table-cell>
          <table:table-cell office:value-type="float" office:value="0.748025" calcext:value-type="float">
            <text:p>0.748025</text:p>
          </table:table-cell>
        </table:table-row>
        <table:table-row table:style-name="ro1">
          <table:table-cell office:value-type="float" office:value="1.75593" calcext:value-type="float">
            <text:p>1.75593</text:p>
          </table:table-cell>
          <table:table-cell office:value-type="float" office:value="0.729473" calcext:value-type="float">
            <text:p>0.729473</text:p>
          </table:table-cell>
        </table:table-row>
        <table:table-row table:style-name="ro1">
          <table:table-cell office:value-type="float" office:value="1.75593" calcext:value-type="float">
            <text:p>1.75593</text:p>
          </table:table-cell>
          <table:table-cell office:value-type="float" office:value="0.729473" calcext:value-type="float">
            <text:p>0.729473</text:p>
          </table:table-cell>
        </table:table-row>
        <table:table-row table:style-name="ro1">
          <table:table-cell office:value-type="float" office:value="1.76419" calcext:value-type="float">
            <text:p>1.76419</text:p>
          </table:table-cell>
          <table:table-cell office:value-type="float" office:value="0.710683" calcext:value-type="float">
            <text:p>0.710683</text:p>
          </table:table-cell>
        </table:table-row>
        <table:table-row table:style-name="ro1">
          <table:table-cell office:value-type="float" office:value="1.76419" calcext:value-type="float">
            <text:p>1.76419</text:p>
          </table:table-cell>
          <table:table-cell office:value-type="float" office:value="0.710683" calcext:value-type="float">
            <text:p>0.710683</text:p>
          </table:table-cell>
        </table:table-row>
        <table:table-row table:style-name="ro1">
          <table:table-cell office:value-type="float" office:value="1.77191" calcext:value-type="float">
            <text:p>1.77191</text:p>
          </table:table-cell>
          <table:table-cell office:value-type="float" office:value="0.691707" calcext:value-type="float">
            <text:p>0.691707</text:p>
          </table:table-cell>
        </table:table-row>
        <table:table-row table:style-name="ro1">
          <table:table-cell office:value-type="float" office:value="1.77191" calcext:value-type="float">
            <text:p>1.77191</text:p>
          </table:table-cell>
          <table:table-cell office:value-type="float" office:value="0.691707" calcext:value-type="float">
            <text:p>0.691707</text:p>
          </table:table-cell>
        </table:table-row>
        <table:table-row table:style-name="ro1">
          <table:table-cell office:value-type="float" office:value="1.77926" calcext:value-type="float">
            <text:p>1.77926</text:p>
          </table:table-cell>
          <table:table-cell office:value-type="float" office:value="0.672555" calcext:value-type="float">
            <text:p>0.672555</text:p>
          </table:table-cell>
        </table:table-row>
        <table:table-row table:style-name="ro1">
          <table:table-cell office:value-type="float" office:value="1.77926" calcext:value-type="float">
            <text:p>1.77926</text:p>
          </table:table-cell>
          <table:table-cell office:value-type="float" office:value="0.672555" calcext:value-type="float">
            <text:p>0.672555</text:p>
          </table:table-cell>
        </table:table-row>
        <table:table-row table:style-name="ro1">
          <table:table-cell office:value-type="float" office:value="1.78617" calcext:value-type="float">
            <text:p>1.78617</text:p>
          </table:table-cell>
          <table:table-cell office:value-type="float" office:value="0.653247" calcext:value-type="float">
            <text:p>0.653247</text:p>
          </table:table-cell>
        </table:table-row>
        <table:table-row table:style-name="ro1">
          <table:table-cell office:value-type="float" office:value="1.78617" calcext:value-type="float">
            <text:p>1.78617</text:p>
          </table:table-cell>
          <table:table-cell office:value-type="float" office:value="0.653247" calcext:value-type="float">
            <text:p>0.653247</text:p>
          </table:table-cell>
        </table:table-row>
        <table:table-row table:style-name="ro1">
          <table:table-cell office:value-type="float" office:value="1.79257" calcext:value-type="float">
            <text:p>1.79257</text:p>
          </table:table-cell>
          <table:table-cell office:value-type="float" office:value="0.633778" calcext:value-type="float">
            <text:p>0.633778</text:p>
          </table:table-cell>
        </table:table-row>
        <table:table-row table:style-name="ro1">
          <table:table-cell office:value-type="float" office:value="1.79257" calcext:value-type="float">
            <text:p>1.79257</text:p>
          </table:table-cell>
          <table:table-cell office:value-type="float" office:value="0.633778" calcext:value-type="float">
            <text:p>0.633778</text:p>
          </table:table-cell>
        </table:table-row>
        <table:table-row table:style-name="ro1">
          <table:table-cell office:value-type="float" office:value="1.79861" calcext:value-type="float">
            <text:p>1.79861</text:p>
          </table:table-cell>
          <table:table-cell office:value-type="float" office:value="0.614219" calcext:value-type="float">
            <text:p>0.614219</text:p>
          </table:table-cell>
        </table:table-row>
        <table:table-row table:style-name="ro1">
          <table:table-cell office:value-type="float" office:value="1.79861" calcext:value-type="float">
            <text:p>1.79861</text:p>
          </table:table-cell>
          <table:table-cell office:value-type="float" office:value="0.614219" calcext:value-type="float">
            <text:p>0.614219</text:p>
          </table:table-cell>
        </table:table-row>
        <table:table-row table:style-name="ro1">
          <table:table-cell office:value-type="float" office:value="1.80463" calcext:value-type="float">
            <text:p>1.80463</text:p>
          </table:table-cell>
          <table:table-cell office:value-type="float" office:value="0.594621" calcext:value-type="float">
            <text:p>0.594621</text:p>
          </table:table-cell>
        </table:table-row>
        <table:table-row table:style-name="ro1">
          <table:table-cell office:value-type="float" office:value="1.80463" calcext:value-type="float">
            <text:p>1.80463</text:p>
          </table:table-cell>
          <table:table-cell office:value-type="float" office:value="0.594621" calcext:value-type="float">
            <text:p>0.594621</text:p>
          </table:table-cell>
        </table:table-row>
        <table:table-row table:style-name="ro1">
          <table:table-cell office:value-type="float" office:value="1.81066" calcext:value-type="float">
            <text:p>1.81066</text:p>
          </table:table-cell>
          <table:table-cell office:value-type="float" office:value="0.575025" calcext:value-type="float">
            <text:p>0.575025</text:p>
          </table:table-cell>
        </table:table-row>
        <table:table-row table:style-name="ro1">
          <table:table-cell office:value-type="float" office:value="1.81066" calcext:value-type="float">
            <text:p>1.81066</text:p>
          </table:table-cell>
          <table:table-cell office:value-type="float" office:value="0.575025" calcext:value-type="float">
            <text:p>0.575025</text:p>
          </table:table-cell>
        </table:table-row>
        <table:table-row table:style-name="ro1">
          <table:table-cell office:value-type="float" office:value="1.81668" calcext:value-type="float">
            <text:p>1.81668</text:p>
          </table:table-cell>
          <table:table-cell office:value-type="float" office:value="0.555429" calcext:value-type="float">
            <text:p>0.555429</text:p>
          </table:table-cell>
        </table:table-row>
        <table:table-row table:style-name="ro1">
          <table:table-cell office:value-type="float" office:value="1.81668" calcext:value-type="float">
            <text:p>1.81668</text:p>
          </table:table-cell>
          <table:table-cell office:value-type="float" office:value="0.555429" calcext:value-type="float">
            <text:p>0.555429</text:p>
          </table:table-cell>
        </table:table-row>
        <table:table-row table:style-name="ro1">
          <table:table-cell office:value-type="float" office:value="1.8227" calcext:value-type="float">
            <text:p>1.8227</text:p>
          </table:table-cell>
          <table:table-cell office:value-type="float" office:value="0.535831" calcext:value-type="float">
            <text:p>0.535831</text:p>
          </table:table-cell>
        </table:table-row>
        <table:table-row table:style-name="ro1">
          <table:table-cell office:value-type="float" office:value="1.8227" calcext:value-type="float">
            <text:p>1.8227</text:p>
          </table:table-cell>
          <table:table-cell office:value-type="float" office:value="0.535831" calcext:value-type="float">
            <text:p>0.535831</text:p>
          </table:table-cell>
        </table:table-row>
        <table:table-row table:style-name="ro1">
          <table:table-cell office:value-type="float" office:value="1.82873" calcext:value-type="float">
            <text:p>1.82873</text:p>
          </table:table-cell>
          <table:table-cell office:value-type="float" office:value="0.516235" calcext:value-type="float">
            <text:p>0.516235</text:p>
          </table:table-cell>
        </table:table-row>
        <table:table-row table:style-name="ro1">
          <table:table-cell office:value-type="float" office:value="1.82873" calcext:value-type="float">
            <text:p>1.82873</text:p>
          </table:table-cell>
          <table:table-cell office:value-type="float" office:value="0.516235" calcext:value-type="float">
            <text:p>0.516235</text:p>
          </table:table-cell>
        </table:table-row>
        <table:table-row table:style-name="ro1">
          <table:table-cell office:value-type="float" office:value="1.83475" calcext:value-type="float">
            <text:p>1.83475</text:p>
          </table:table-cell>
          <table:table-cell office:value-type="float" office:value="0.496637" calcext:value-type="float">
            <text:p>0.496637</text:p>
          </table:table-cell>
        </table:table-row>
        <table:table-row table:style-name="ro1">
          <table:table-cell office:value-type="float" office:value="1.83475" calcext:value-type="float">
            <text:p>1.83475</text:p>
          </table:table-cell>
          <table:table-cell office:value-type="float" office:value="0.496637" calcext:value-type="float">
            <text:p>0.496637</text:p>
          </table:table-cell>
        </table:table-row>
        <table:table-row table:style-name="ro1">
          <table:table-cell office:value-type="float" office:value="1.84078" calcext:value-type="float">
            <text:p>1.84078</text:p>
          </table:table-cell>
          <table:table-cell office:value-type="float" office:value="0.477039" calcext:value-type="float">
            <text:p>0.477039</text:p>
          </table:table-cell>
        </table:table-row>
        <table:table-row table:style-name="ro1">
          <table:table-cell office:value-type="float" office:value="1.84078" calcext:value-type="float">
            <text:p>1.84078</text:p>
          </table:table-cell>
          <table:table-cell office:value-type="float" office:value="0.477039" calcext:value-type="float">
            <text:p>0.477039</text:p>
          </table:table-cell>
        </table:table-row>
        <table:table-row table:style-name="ro1">
          <table:table-cell office:value-type="float" office:value="1.8468" calcext:value-type="float">
            <text:p>1.8468</text:p>
          </table:table-cell>
          <table:table-cell office:value-type="float" office:value="0.457442" calcext:value-type="float">
            <text:p>0.457442</text:p>
          </table:table-cell>
        </table:table-row>
        <table:table-row table:style-name="ro1">
          <table:table-cell office:value-type="float" office:value="1.8468" calcext:value-type="float">
            <text:p>1.8468</text:p>
          </table:table-cell>
          <table:table-cell office:value-type="float" office:value="0.457442" calcext:value-type="float">
            <text:p>0.457442</text:p>
          </table:table-cell>
        </table:table-row>
        <table:table-row table:style-name="ro1">
          <table:table-cell office:value-type="float" office:value="1.85283" calcext:value-type="float">
            <text:p>1.85283</text:p>
          </table:table-cell>
          <table:table-cell office:value-type="float" office:value="0.437845" calcext:value-type="float">
            <text:p>0.437845</text:p>
          </table:table-cell>
        </table:table-row>
        <table:table-row table:style-name="ro1">
          <table:table-cell office:value-type="float" office:value="1.85283" calcext:value-type="float">
            <text:p>1.85283</text:p>
          </table:table-cell>
          <table:table-cell office:value-type="float" office:value="0.437845" calcext:value-type="float">
            <text:p>0.437845</text:p>
          </table:table-cell>
        </table:table-row>
        <table:table-row table:style-name="ro1">
          <table:table-cell office:value-type="float" office:value="1.85885" calcext:value-type="float">
            <text:p>1.85885</text:p>
          </table:table-cell>
          <table:table-cell office:value-type="float" office:value="0.418246" calcext:value-type="float">
            <text:p>0.418246</text:p>
          </table:table-cell>
        </table:table-row>
        <table:table-row table:style-name="ro1">
          <table:table-cell office:value-type="float" office:value="1.85885" calcext:value-type="float">
            <text:p>1.85885</text:p>
          </table:table-cell>
          <table:table-cell office:value-type="float" office:value="0.418246" calcext:value-type="float">
            <text:p>0.418246</text:p>
          </table:table-cell>
        </table:table-row>
        <table:table-row table:style-name="ro1">
          <table:table-cell office:value-type="float" office:value="1.86487" calcext:value-type="float">
            <text:p>1.86487</text:p>
          </table:table-cell>
          <table:table-cell office:value-type="float" office:value="0.398652" calcext:value-type="float">
            <text:p>0.398652</text:p>
          </table:table-cell>
        </table:table-row>
        <table:table-row table:style-name="ro1">
          <table:table-cell office:value-type="float" office:value="1.86487" calcext:value-type="float">
            <text:p>1.86487</text:p>
          </table:table-cell>
          <table:table-cell office:value-type="float" office:value="0.398652" calcext:value-type="float">
            <text:p>0.398652</text:p>
          </table:table-cell>
        </table:table-row>
        <table:table-row table:style-name="ro1">
          <table:table-cell office:value-type="float" office:value="1.8709" calcext:value-type="float">
            <text:p>1.8709</text:p>
          </table:table-cell>
          <table:table-cell office:value-type="float" office:value="0.379056" calcext:value-type="float">
            <text:p>0.379056</text:p>
          </table:table-cell>
        </table:table-row>
        <table:table-row table:style-name="ro1">
          <table:table-cell office:value-type="float" office:value="1.8709" calcext:value-type="float">
            <text:p>1.8709</text:p>
          </table:table-cell>
          <table:table-cell office:value-type="float" office:value="0.379056" calcext:value-type="float">
            <text:p>0.379056</text:p>
          </table:table-cell>
        </table:table-row>
        <table:table-row table:style-name="ro1">
          <table:table-cell office:value-type="float" office:value="1.87692" calcext:value-type="float">
            <text:p>1.87692</text:p>
          </table:table-cell>
          <table:table-cell office:value-type="float" office:value="0.35946" calcext:value-type="float">
            <text:p>0.35946</text:p>
          </table:table-cell>
        </table:table-row>
        <table:table-row table:style-name="ro1">
          <table:table-cell office:value-type="float" office:value="1.87692" calcext:value-type="float">
            <text:p>1.87692</text:p>
          </table:table-cell>
          <table:table-cell office:value-type="float" office:value="0.35946" calcext:value-type="float">
            <text:p>0.35946</text:p>
          </table:table-cell>
        </table:table-row>
        <table:table-row table:style-name="ro1">
          <table:table-cell office:value-type="float" office:value="1.88294" calcext:value-type="float">
            <text:p>1.88294</text:p>
          </table:table-cell>
          <table:table-cell office:value-type="float" office:value="0.339862" calcext:value-type="float">
            <text:p>0.339862</text:p>
          </table:table-cell>
        </table:table-row>
        <table:table-row table:style-name="ro1">
          <table:table-cell office:value-type="float" office:value="1.88294" calcext:value-type="float">
            <text:p>1.88294</text:p>
          </table:table-cell>
          <table:table-cell office:value-type="float" office:value="0.339862" calcext:value-type="float">
            <text:p>0.339862</text:p>
          </table:table-cell>
        </table:table-row>
        <table:table-row table:style-name="ro1">
          <table:table-cell office:value-type="float" office:value="1.88896" calcext:value-type="float">
            <text:p>1.88896</text:p>
          </table:table-cell>
          <table:table-cell office:value-type="float" office:value="0.320263" calcext:value-type="float">
            <text:p>0.320263</text:p>
          </table:table-cell>
        </table:table-row>
        <table:table-row table:style-name="ro1">
          <table:table-cell office:value-type="float" office:value="1.88896" calcext:value-type="float">
            <text:p>1.88896</text:p>
          </table:table-cell>
          <table:table-cell office:value-type="float" office:value="0.320263" calcext:value-type="float">
            <text:p>0.320263</text:p>
          </table:table-cell>
        </table:table-row>
        <table:table-row table:style-name="ro1">
          <table:table-cell office:value-type="float" office:value="1.89499" calcext:value-type="float">
            <text:p>1.89499</text:p>
          </table:table-cell>
          <table:table-cell office:value-type="float" office:value="0.300666" calcext:value-type="float">
            <text:p>0.300666</text:p>
          </table:table-cell>
        </table:table-row>
        <table:table-row table:style-name="ro1">
          <table:table-cell office:value-type="float" office:value="1.89499" calcext:value-type="float">
            <text:p>1.89499</text:p>
          </table:table-cell>
          <table:table-cell office:value-type="float" office:value="0.300666" calcext:value-type="float">
            <text:p>0.300666</text:p>
          </table:table-cell>
        </table:table-row>
        <table:table-row table:style-name="ro1">
          <table:table-cell office:value-type="float" office:value="1.90101" calcext:value-type="float">
            <text:p>1.90101</text:p>
          </table:table-cell>
          <table:table-cell office:value-type="float" office:value="0.281069" calcext:value-type="float">
            <text:p>0.281069</text:p>
          </table:table-cell>
        </table:table-row>
        <table:table-row table:style-name="ro1">
          <table:table-cell office:value-type="float" office:value="1.90101" calcext:value-type="float">
            <text:p>1.90101</text:p>
          </table:table-cell>
          <table:table-cell office:value-type="float" office:value="0.281069" calcext:value-type="float">
            <text:p>0.281069</text:p>
          </table:table-cell>
        </table:table-row>
        <table:table-row table:style-name="ro1">
          <table:table-cell office:value-type="float" office:value="1.90703" calcext:value-type="float">
            <text:p>1.90703</text:p>
          </table:table-cell>
          <table:table-cell office:value-type="float" office:value="0.261471" calcext:value-type="float">
            <text:p>0.261471</text:p>
          </table:table-cell>
        </table:table-row>
        <table:table-row table:style-name="ro1">
          <table:table-cell office:value-type="float" office:value="1.90703" calcext:value-type="float">
            <text:p>1.90703</text:p>
          </table:table-cell>
          <table:table-cell office:value-type="float" office:value="0.261471" calcext:value-type="float">
            <text:p>0.261471</text:p>
          </table:table-cell>
        </table:table-row>
        <table:table-row table:style-name="ro1">
          <table:table-cell office:value-type="float" office:value="1.91305" calcext:value-type="float">
            <text:p>1.91305</text:p>
          </table:table-cell>
          <table:table-cell office:value-type="float" office:value="0.241873" calcext:value-type="float">
            <text:p>0.241873</text:p>
          </table:table-cell>
        </table:table-row>
        <table:table-row table:style-name="ro1">
          <table:table-cell office:value-type="float" office:value="1.91305" calcext:value-type="float">
            <text:p>1.91305</text:p>
          </table:table-cell>
          <table:table-cell office:value-type="float" office:value="0.241873" calcext:value-type="float">
            <text:p>0.241873</text:p>
          </table:table-cell>
        </table:table-row>
        <table:table-row table:style-name="ro1">
          <table:table-cell office:value-type="float" office:value="1.91908" calcext:value-type="float">
            <text:p>1.91908</text:p>
          </table:table-cell>
          <table:table-cell office:value-type="float" office:value="0.222277" calcext:value-type="float">
            <text:p>0.222277</text:p>
          </table:table-cell>
        </table:table-row>
        <table:table-row table:style-name="ro1">
          <table:table-cell office:value-type="float" office:value="1.91908" calcext:value-type="float">
            <text:p>1.91908</text:p>
          </table:table-cell>
          <table:table-cell office:value-type="float" office:value="0.222277" calcext:value-type="float">
            <text:p>0.222277</text:p>
          </table:table-cell>
        </table:table-row>
        <table:table-row table:style-name="ro1">
          <table:table-cell office:value-type="float" office:value="1.92511" calcext:value-type="float">
            <text:p>1.92511</text:p>
          </table:table-cell>
          <table:table-cell office:value-type="float" office:value="0.202682" calcext:value-type="float">
            <text:p>0.202682</text:p>
          </table:table-cell>
        </table:table-row>
        <table:table-row table:style-name="ro1">
          <table:table-cell office:value-type="float" office:value="1.92511" calcext:value-type="float">
            <text:p>1.92511</text:p>
          </table:table-cell>
          <table:table-cell office:value-type="float" office:value="0.202682" calcext:value-type="float">
            <text:p>0.202682</text:p>
          </table:table-cell>
        </table:table-row>
        <table:table-row table:style-name="ro1">
          <table:table-cell office:value-type="float" office:value="1.93113" calcext:value-type="float">
            <text:p>1.93113</text:p>
          </table:table-cell>
          <table:table-cell office:value-type="float" office:value="0.183086" calcext:value-type="float">
            <text:p>0.183086</text:p>
          </table:table-cell>
        </table:table-row>
        <table:table-row table:style-name="ro1">
          <table:table-cell office:value-type="float" office:value="1.93113" calcext:value-type="float">
            <text:p>1.93113</text:p>
          </table:table-cell>
          <table:table-cell office:value-type="float" office:value="0.183086" calcext:value-type="float">
            <text:p>0.183086</text:p>
          </table:table-cell>
        </table:table-row>
        <table:table-row table:style-name="ro1">
          <table:table-cell office:value-type="float" office:value="1.93715" calcext:value-type="float">
            <text:p>1.93715</text:p>
          </table:table-cell>
          <table:table-cell office:value-type="float" office:value="0.163489" calcext:value-type="float">
            <text:p>0.163489</text:p>
          </table:table-cell>
        </table:table-row>
        <table:table-row table:style-name="ro1">
          <table:table-cell office:value-type="float" office:value="1.93715" calcext:value-type="float">
            <text:p>1.93715</text:p>
          </table:table-cell>
          <table:table-cell office:value-type="float" office:value="0.163489" calcext:value-type="float">
            <text:p>0.163489</text:p>
          </table:table-cell>
        </table:table-row>
        <table:table-row table:style-name="ro1">
          <table:table-cell office:value-type="float" office:value="1.94317" calcext:value-type="float">
            <text:p>1.94317</text:p>
          </table:table-cell>
          <table:table-cell office:value-type="float" office:value="0.143892" calcext:value-type="float">
            <text:p>0.143892</text:p>
          </table:table-cell>
        </table:table-row>
        <table:table-row table:style-name="ro1">
          <table:table-cell office:value-type="float" office:value="1.94317" calcext:value-type="float">
            <text:p>1.94317</text:p>
          </table:table-cell>
          <table:table-cell office:value-type="float" office:value="0.143892" calcext:value-type="float">
            <text:p>0.143892</text:p>
          </table:table-cell>
        </table:table-row>
        <table:table-row table:style-name="ro1">
          <table:table-cell office:value-type="float" office:value="1.9492" calcext:value-type="float">
            <text:p>1.9492</text:p>
          </table:table-cell>
          <table:table-cell office:value-type="float" office:value="0.124295" calcext:value-type="float">
            <text:p>0.124295</text:p>
          </table:table-cell>
        </table:table-row>
        <table:table-row table:style-name="ro1">
          <table:table-cell office:value-type="float" office:value="1.9492" calcext:value-type="float">
            <text:p>1.9492</text:p>
          </table:table-cell>
          <table:table-cell office:value-type="float" office:value="0.124295" calcext:value-type="float">
            <text:p>0.124295</text:p>
          </table:table-cell>
        </table:table-row>
        <table:table-row table:style-name="ro1">
          <table:table-cell office:value-type="float" office:value="1.95522" calcext:value-type="float">
            <text:p>1.95522</text:p>
          </table:table-cell>
          <table:table-cell office:value-type="float" office:value="0.104698" calcext:value-type="float">
            <text:p>0.104698</text:p>
          </table:table-cell>
        </table:table-row>
        <table:table-row table:style-name="ro1">
          <table:table-cell office:value-type="float" office:value="1.95522" calcext:value-type="float">
            <text:p>1.95522</text:p>
          </table:table-cell>
          <table:table-cell office:value-type="float" office:value="0.104698" calcext:value-type="float">
            <text:p>0.104698</text:p>
          </table:table-cell>
        </table:table-row>
        <table:table-row table:style-name="ro1">
          <table:table-cell office:value-type="float" office:value="1.96124" calcext:value-type="float">
            <text:p>1.96124</text:p>
          </table:table-cell>
          <table:table-cell office:value-type="float" office:value="0.0851093" calcext:value-type="float">
            <text:p>0.0851093</text:p>
          </table:table-cell>
        </table:table-row>
        <table:table-row table:style-name="ro1">
          <table:table-cell office:value-type="float" office:value="1.96124" calcext:value-type="float">
            <text:p>1.96124</text:p>
          </table:table-cell>
          <table:table-cell office:value-type="float" office:value="0.0851093" calcext:value-type="float">
            <text:p>0.0851093</text:p>
          </table:table-cell>
        </table:table-row>
        <table:table-row table:style-name="ro1">
          <table:table-cell office:value-type="float" office:value="1.96727" calcext:value-type="float">
            <text:p>1.96727</text:p>
          </table:table-cell>
          <table:table-cell office:value-type="float" office:value="0.0655131" calcext:value-type="float">
            <text:p>0.0655131</text:p>
          </table:table-cell>
        </table:table-row>
        <table:table-row table:style-name="ro1">
          <table:table-cell office:value-type="float" office:value="1.96727" calcext:value-type="float">
            <text:p>1.96727</text:p>
          </table:table-cell>
          <table:table-cell office:value-type="float" office:value="0.0655131" calcext:value-type="float">
            <text:p>0.0655131</text:p>
          </table:table-cell>
        </table:table-row>
        <table:table-row table:style-name="ro1">
          <table:table-cell office:value-type="float" office:value="1.9733" calcext:value-type="float">
            <text:p>1.9733</text:p>
          </table:table-cell>
          <table:table-cell office:value-type="float" office:value="0.0459132" calcext:value-type="float">
            <text:p>0.0459132</text:p>
          </table:table-cell>
        </table:table-row>
        <table:table-row table:style-name="ro1">
          <table:table-cell office:value-type="float" office:value="1.9733" calcext:value-type="float">
            <text:p>1.9733</text:p>
          </table:table-cell>
          <table:table-cell office:value-type="float" office:value="0.0459132" calcext:value-type="float">
            <text:p>0.0459132</text:p>
          </table:table-cell>
        </table:table-row>
        <table:table-row table:style-name="ro1">
          <table:table-cell office:value-type="float" office:value="1.97932" calcext:value-type="float">
            <text:p>1.97932</text:p>
          </table:table-cell>
          <table:table-cell office:value-type="float" office:value="0.026317" calcext:value-type="float">
            <text:p>0.026317</text:p>
          </table:table-cell>
        </table:table-row>
        <table:table-row table:style-name="ro1">
          <table:table-cell office:value-type="float" office:value="1.97932" calcext:value-type="float">
            <text:p>1.97932</text:p>
          </table:table-cell>
          <table:table-cell office:value-type="float" office:value="0.026317" calcext:value-type="float">
            <text:p>0.026317</text:p>
          </table:table-cell>
        </table:table-row>
        <table:table-row table:style-name="ro1">
          <table:table-cell office:value-type="float" office:value="1.97948" calcext:value-type="float">
            <text:p>1.97948</text:p>
          </table:table-cell>
          <table:table-cell office:value-type="float" office:value="0.0245176" calcext:value-type="float">
            <text:p>0.0245176</text:p>
          </table:table-cell>
        </table:table-row>
        <table:table-row table:style-name="ro1">
          <table:table-cell office:value-type="float" office:value="1.97948" calcext:value-type="float">
            <text:p>1.97948</text:p>
          </table:table-cell>
          <table:table-cell office:value-type="float" office:value="0.0245176" calcext:value-type="float">
            <text:p>0.0245176</text:p>
          </table:table-cell>
        </table:table-row>
        <table:table-row table:style-name="ro1">
          <table:table-cell office:value-type="float" office:value="1.97949" calcext:value-type="float">
            <text:p>1.97949</text:p>
          </table:table-cell>
          <table:table-cell office:value-type="float" office:value="0.0244997" calcext:value-type="float">
            <text:p>0.0244997</text:p>
          </table:table-cell>
        </table:table-row>
        <table:table-row table:style-name="ro1">
          <table:table-cell office:value-type="float" office:value="1.97949" calcext:value-type="float">
            <text:p>1.97949</text:p>
          </table:table-cell>
          <table:table-cell office:value-type="float" office:value="0.0244997" calcext:value-type="float">
            <text:p>0.0244997</text:p>
          </table:table-cell>
        </table:table-row>
        <table:table-row table:style-name="ro1">
          <table:table-cell office:value-type="float" office:value="1.97951" calcext:value-type="float">
            <text:p>1.97951</text:p>
          </table:table-cell>
          <table:table-cell office:value-type="float" office:value="0.0244625" calcext:value-type="float">
            <text:p>0.0244625</text:p>
          </table:table-cell>
        </table:table-row>
        <table:table-row table:style-name="ro1">
          <table:table-cell office:value-type="float" office:value="1.97951" calcext:value-type="float">
            <text:p>1.97951</text:p>
          </table:table-cell>
          <table:table-cell office:value-type="float" office:value="0.0244625" calcext:value-type="float">
            <text:p>0.0244625</text:p>
          </table:table-cell>
        </table:table-row>
        <table:table-row table:style-name="ro1">
          <table:table-cell office:value-type="float" office:value="1.97951" calcext:value-type="float">
            <text:p>1.97951</text:p>
          </table:table-cell>
          <table:table-cell office:value-type="float" office:value="0.0244605" calcext:value-type="float">
            <text:p>0.02446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0T20:07:33.999517895</dc:date>
    <meta:editing-duration>PT5M4S</meta:editing-duration>
    <meta:editing-cycles>1</meta:editing-cycles>
    <meta:document-statistic meta:table-count="1" meta:cell-count="65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title svg:x="6.269cm" svg:y="0.316cm" chart:style-name="ch2">
          <text:p>Robot Trajectory</text:p>
        </chart:title>
        <chart:plot-area chart:style-name="ch3" table:cell-range-address="odomTrajData.A1:odomTrajData.B327" svg:x="1.331cm" svg:y="1.275cm" svg:width="14.361cm" svg:height="6.57cm">
          <chartooo:coordinate-region svg:x="1.622cm" svg:y="1.474cm" svg:width="13.83cm" svg:height="6.172cm"/>
          <chart:axis chart:dimension="x" chart:name="primary-x" chart:style-name="ch4">
            <chart:title svg:x="7.991cm" svg:y="8.025cm" chart:style-name="ch5">
              <text:p>X(m/s)</text:p>
            </chart:title>
          </chart:axis>
          <chart:axis chart:dimension="y" chart:name="primary-y" chart:style-name="ch6">
            <chart:title svg:x="0.451cm" svg:y="5.08cm" chart:style-name="ch7">
              <text:p>Y(m/s)</text:p>
            </chart:title>
            <chart:grid chart:style-name="ch8" chart:class="major"/>
          </chart:axis>
          <chart:series chart:style-name="ch9" chart:values-cell-range-address="odomTrajData.B1:odomTrajData.B327" chart:class="chart:scatter">
            <chart:domain table:cell-range-address="odomTrajData.A1:odomTrajData.A327"/>
            <chart:data-point chart:repeated="3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domTrajData.A1:odomTrajData.A327</svg:desc>
                </draw:g>
              </table:table-cell>
              <table:table-cell office:value-type="float" office:value="1.63732E-306">
                <text:p>1.63732E-306</text:p>
                <draw:g>
                  <svg:desc>odomTrajData.B1:odomTrajData.B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63732E-306">
                <text:p>1.63732E-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.63732E-306">
                <text:p>1.63732E-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.63732E-306">
                <text:p>1.63732E-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.63732E-306">
                <text:p>1.63732E-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.63732E-306">
                <text:p>1.63732E-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64148">
                <text:p>0.000264148</text:p>
              </table:table-cell>
              <table:table-cell office:value-type="float" office:value="-0.000356238">
                <text:p>-0.000356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64148">
                <text:p>0.000264148</text:p>
              </table:table-cell>
              <table:table-cell office:value-type="float" office:value="-0.000356238">
                <text:p>-0.000356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62489">
                <text:p>0.000262489</text:p>
              </table:table-cell>
              <table:table-cell office:value-type="float" office:value="-0.000372563">
                <text:p>-0.000372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62489">
                <text:p>0.000262489</text:p>
              </table:table-cell>
              <table:table-cell office:value-type="float" office:value="-0.000372563">
                <text:p>-0.000372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235162">
                <text:p>-0.0000235162</text:p>
              </table:table-cell>
              <table:table-cell office:value-type="float" office:value="0.0323502">
                <text:p>0.0323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235162">
                <text:p>-0.0000235162</text:p>
              </table:table-cell>
              <table:table-cell office:value-type="float" office:value="0.0323502">
                <text:p>0.03235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315033">
                <text:p>-0.000315033</text:p>
              </table:table-cell>
              <table:table-cell office:value-type="float" office:value="0.0738996">
                <text:p>0.0738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315033">
                <text:p>-0.000315033</text:p>
              </table:table-cell>
              <table:table-cell office:value-type="float" office:value="0.0738996">
                <text:p>0.0738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599807">
                <text:p>-0.000599807</text:p>
              </table:table-cell>
              <table:table-cell office:value-type="float" office:value="0.11446">
                <text:p>0.11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599807">
                <text:p>-0.000599807</text:p>
              </table:table-cell>
              <table:table-cell office:value-type="float" office:value="0.11446">
                <text:p>0.11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888929">
                <text:p>-0.000888929</text:p>
              </table:table-cell>
              <table:table-cell office:value-type="float" office:value="0.155546">
                <text:p>0.1555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888929">
                <text:p>-0.000888929</text:p>
              </table:table-cell>
              <table:table-cell office:value-type="float" office:value="0.155546">
                <text:p>0.155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118002">
                <text:p>-0.00118002</text:p>
              </table:table-cell>
              <table:table-cell office:value-type="float" office:value="0.196755">
                <text:p>0.196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118002">
                <text:p>-0.00118002</text:p>
              </table:table-cell>
              <table:table-cell office:value-type="float" office:value="0.196755">
                <text:p>0.196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146425">
                <text:p>-0.00146425</text:p>
              </table:table-cell>
              <table:table-cell office:value-type="float" office:value="0.237365">
                <text:p>0.2373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146425">
                <text:p>-0.00146425</text:p>
              </table:table-cell>
              <table:table-cell office:value-type="float" office:value="0.237365">
                <text:p>0.237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76049">
                <text:p>-0.00176049</text:p>
              </table:table-cell>
              <table:table-cell office:value-type="float" office:value="0.278778">
                <text:p>0.278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176049">
                <text:p>-0.00176049</text:p>
              </table:table-cell>
              <table:table-cell office:value-type="float" office:value="0.278778">
                <text:p>0.278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205293">
                <text:p>-0.00205293</text:p>
              </table:table-cell>
              <table:table-cell office:value-type="float" office:value="0.319383">
                <text:p>0.319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205293">
                <text:p>-0.00205293</text:p>
              </table:table-cell>
              <table:table-cell office:value-type="float" office:value="0.319383">
                <text:p>0.3193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234838">
                <text:p>-0.00234838</text:p>
              </table:table-cell>
              <table:table-cell office:value-type="float" office:value="0.360711">
                <text:p>0.3607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234838">
                <text:p>-0.00234838</text:p>
              </table:table-cell>
              <table:table-cell office:value-type="float" office:value="0.360711">
                <text:p>0.360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262949">
                <text:p>-0.00262949</text:p>
              </table:table-cell>
              <table:table-cell office:value-type="float" office:value="0.401385">
                <text:p>0.401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262949">
                <text:p>-0.00262949</text:p>
              </table:table-cell>
              <table:table-cell office:value-type="float" office:value="0.401385">
                <text:p>0.401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292223">
                <text:p>-0.00292223</text:p>
              </table:table-cell>
              <table:table-cell office:value-type="float" office:value="0.442648">
                <text:p>0.442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292223">
                <text:p>-0.00292223</text:p>
              </table:table-cell>
              <table:table-cell office:value-type="float" office:value="0.442648">
                <text:p>0.442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31996">
                <text:p>-0.0031996</text:p>
              </table:table-cell>
              <table:table-cell office:value-type="float" office:value="0.483422">
                <text:p>0.483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31996">
                <text:p>-0.0031996</text:p>
              </table:table-cell>
              <table:table-cell office:value-type="float" office:value="0.483422">
                <text:p>0.4834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348702">
                <text:p>-0.00348702</text:p>
              </table:table-cell>
              <table:table-cell office:value-type="float" office:value="0.524515">
                <text:p>0.524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48702">
                <text:p>-0.00348702</text:p>
              </table:table-cell>
              <table:table-cell office:value-type="float" office:value="0.524515">
                <text:p>0.524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77327">
                <text:p>-0.00377327</text:p>
              </table:table-cell>
              <table:table-cell office:value-type="float" office:value="0.565551">
                <text:p>0.565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377327">
                <text:p>-0.00377327</text:p>
              </table:table-cell>
              <table:table-cell office:value-type="float" office:value="0.565551">
                <text:p>0.565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405941">
                <text:p>-0.00405941</text:p>
              </table:table-cell>
              <table:table-cell office:value-type="float" office:value="0.606383">
                <text:p>0.6063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405941">
                <text:p>-0.00405941</text:p>
              </table:table-cell>
              <table:table-cell office:value-type="float" office:value="0.606383">
                <text:p>0.6063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434467">
                <text:p>-0.00434467</text:p>
              </table:table-cell>
              <table:table-cell office:value-type="float" office:value="0.647443">
                <text:p>0.647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434467">
                <text:p>-0.00434467</text:p>
              </table:table-cell>
              <table:table-cell office:value-type="float" office:value="0.647443">
                <text:p>0.647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462043">
                <text:p>-0.00462043</text:p>
              </table:table-cell>
              <table:table-cell office:value-type="float" office:value="0.688509">
                <text:p>0.688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462043">
                <text:p>-0.00462043</text:p>
              </table:table-cell>
              <table:table-cell office:value-type="float" office:value="0.688509">
                <text:p>0.6885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490272">
                <text:p>-0.00490272</text:p>
              </table:table-cell>
              <table:table-cell office:value-type="float" office:value="0.729484">
                <text:p>0.729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490272">
                <text:p>-0.00490272</text:p>
              </table:table-cell>
              <table:table-cell office:value-type="float" office:value="0.729484">
                <text:p>0.729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517849">
                <text:p>-0.00517849</text:p>
              </table:table-cell>
              <table:table-cell office:value-type="float" office:value="0.77046">
                <text:p>0.770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517849">
                <text:p>-0.00517849</text:p>
              </table:table-cell>
              <table:table-cell office:value-type="float" office:value="0.77046">
                <text:p>0.77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54599">
                <text:p>-0.0054599</text:p>
              </table:table-cell>
              <table:table-cell office:value-type="float" office:value="0.811436">
                <text:p>0.8114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54599">
                <text:p>-0.0054599</text:p>
              </table:table-cell>
              <table:table-cell office:value-type="float" office:value="0.811436">
                <text:p>0.811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574194">
                <text:p>-0.00574194</text:p>
              </table:table-cell>
              <table:table-cell office:value-type="float" office:value="0.852409">
                <text:p>0.852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574194">
                <text:p>-0.00574194</text:p>
              </table:table-cell>
              <table:table-cell office:value-type="float" office:value="0.852409">
                <text:p>0.8524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602554">
                <text:p>-0.00602554</text:p>
              </table:table-cell>
              <table:table-cell office:value-type="float" office:value="0.893397">
                <text:p>0.893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602554">
                <text:p>-0.00602554</text:p>
              </table:table-cell>
              <table:table-cell office:value-type="float" office:value="0.893397">
                <text:p>0.8933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630742">
                <text:p>-0.00630742</text:p>
              </table:table-cell>
              <table:table-cell office:value-type="float" office:value="0.934397">
                <text:p>0.934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630742">
                <text:p>-0.00630742</text:p>
              </table:table-cell>
              <table:table-cell office:value-type="float" office:value="0.934397">
                <text:p>0.934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659259">
                <text:p>-0.00659259</text:p>
              </table:table-cell>
              <table:table-cell office:value-type="float" office:value="0.975398">
                <text:p>0.9753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659259">
                <text:p>-0.00659259</text:p>
              </table:table-cell>
              <table:table-cell office:value-type="float" office:value="0.975398">
                <text:p>0.975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688135">
                <text:p>-0.00688135</text:p>
              </table:table-cell>
              <table:table-cell office:value-type="float" office:value="1.01639">
                <text:p>1.016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688135">
                <text:p>-0.00688135</text:p>
              </table:table-cell>
              <table:table-cell office:value-type="float" office:value="1.01639">
                <text:p>1.016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716673">
                <text:p>-0.00716673</text:p>
              </table:table-cell>
              <table:table-cell office:value-type="float" office:value="1.05739">
                <text:p>1.057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716673">
                <text:p>-0.00716673</text:p>
              </table:table-cell>
              <table:table-cell office:value-type="float" office:value="1.05739">
                <text:p>1.057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74535">
                <text:p>-0.0074535</text:p>
              </table:table-cell>
              <table:table-cell office:value-type="float" office:value="1.09839">
                <text:p>1.09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74535">
                <text:p>-0.0074535</text:p>
              </table:table-cell>
              <table:table-cell office:value-type="float" office:value="1.09839">
                <text:p>1.098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774462">
                <text:p>-0.00774462</text:p>
              </table:table-cell>
              <table:table-cell office:value-type="float" office:value="1.13938">
                <text:p>1.139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774462">
                <text:p>-0.00774462</text:p>
              </table:table-cell>
              <table:table-cell office:value-type="float" office:value="1.13938">
                <text:p>1.13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803137">
                <text:p>-0.00803137</text:p>
              </table:table-cell>
              <table:table-cell office:value-type="float" office:value="1.18038">
                <text:p>1.180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803137">
                <text:p>-0.00803137</text:p>
              </table:table-cell>
              <table:table-cell office:value-type="float" office:value="1.18038">
                <text:p>1.180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784709">
                <text:p>-0.00784709</text:p>
              </table:table-cell>
              <table:table-cell office:value-type="float" office:value="1.20421">
                <text:p>1.204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784709">
                <text:p>-0.00784709</text:p>
              </table:table-cell>
              <table:table-cell office:value-type="float" office:value="1.20421">
                <text:p>1.204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761894">
                <text:p>-0.00761894</text:p>
              </table:table-cell>
              <table:table-cell office:value-type="float" office:value="1.22481">
                <text:p>1.224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761894">
                <text:p>-0.00761894</text:p>
              </table:table-cell>
              <table:table-cell office:value-type="float" office:value="1.22481">
                <text:p>1.22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518003">
                <text:p>-0.00518003</text:p>
              </table:table-cell>
              <table:table-cell office:value-type="float" office:value="1.24519">
                <text:p>1.245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518003">
                <text:p>-0.00518003</text:p>
              </table:table-cell>
              <table:table-cell office:value-type="float" office:value="1.24519">
                <text:p>1.245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224484">
                <text:p>-0.00224484</text:p>
              </table:table-cell>
              <table:table-cell office:value-type="float" office:value="1.26545">
                <text:p>1.265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224484">
                <text:p>-0.00224484</text:p>
              </table:table-cell>
              <table:table-cell office:value-type="float" office:value="1.26545">
                <text:p>1.26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207183">
                <text:p>0.00207183</text:p>
              </table:table-cell>
              <table:table-cell office:value-type="float" office:value="1.28539">
                <text:p>1.285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07183">
                <text:p>0.00207183</text:p>
              </table:table-cell>
              <table:table-cell office:value-type="float" office:value="1.28539">
                <text:p>1.285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40886">
                <text:p>0.00740886</text:p>
              </table:table-cell>
              <table:table-cell office:value-type="float" office:value="1.30511">
                <text:p>1.305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40886">
                <text:p>0.00740886</text:p>
              </table:table-cell>
              <table:table-cell office:value-type="float" office:value="1.30511">
                <text:p>1.305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35775">
                <text:p>0.0135775</text:p>
              </table:table-cell>
              <table:table-cell office:value-type="float" office:value="1.32458">
                <text:p>1.32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5775">
                <text:p>0.0135775</text:p>
              </table:table-cell>
              <table:table-cell office:value-type="float" office:value="1.32458">
                <text:p>1.32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10082">
                <text:p>0.0210082</text:p>
              </table:table-cell>
              <table:table-cell office:value-type="float" office:value="1.34369">
                <text:p>1.343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10082">
                <text:p>0.0210082</text:p>
              </table:table-cell>
              <table:table-cell office:value-type="float" office:value="1.34369">
                <text:p>1.34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91373">
                <text:p>0.0291373</text:p>
              </table:table-cell>
              <table:table-cell office:value-type="float" office:value="1.36244">
                <text:p>1.362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91373">
                <text:p>0.0291373</text:p>
              </table:table-cell>
              <table:table-cell office:value-type="float" office:value="1.36244">
                <text:p>1.362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80554">
                <text:p>0.0380554</text:p>
              </table:table-cell>
              <table:table-cell office:value-type="float" office:value="1.38074">
                <text:p>1.380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80554">
                <text:p>0.0380554</text:p>
              </table:table-cell>
              <table:table-cell office:value-type="float" office:value="1.38074">
                <text:p>1.380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81769">
                <text:p>0.0481769</text:p>
              </table:table-cell>
              <table:table-cell office:value-type="float" office:value="1.39857">
                <text:p>1.398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81769">
                <text:p>0.0481769</text:p>
              </table:table-cell>
              <table:table-cell office:value-type="float" office:value="1.39857">
                <text:p>1.398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88931">
                <text:p>0.0588931</text:p>
              </table:table-cell>
              <table:table-cell office:value-type="float" office:value="1.41591">
                <text:p>1.415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88931">
                <text:p>0.0588931</text:p>
              </table:table-cell>
              <table:table-cell office:value-type="float" office:value="1.41591">
                <text:p>1.415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06604">
                <text:p>0.0706604</text:p>
              </table:table-cell>
              <table:table-cell office:value-type="float" office:value="1.43274">
                <text:p>1.432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06604">
                <text:p>0.0706604</text:p>
              </table:table-cell>
              <table:table-cell office:value-type="float" office:value="1.43274">
                <text:p>1.432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29801">
                <text:p>0.0829801</text:p>
              </table:table-cell>
              <table:table-cell office:value-type="float" office:value="1.44905">
                <text:p>1.449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29801">
                <text:p>0.0829801</text:p>
              </table:table-cell>
              <table:table-cell office:value-type="float" office:value="1.44905">
                <text:p>1.449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3758">
                <text:p>0.0963758</text:p>
              </table:table-cell>
              <table:table-cell office:value-type="float" office:value="1.46487">
                <text:p>1.464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63758">
                <text:p>0.0963758</text:p>
              </table:table-cell>
              <table:table-cell office:value-type="float" office:value="1.46487">
                <text:p>1.464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0252">
                <text:p>0.110252</text:p>
              </table:table-cell>
              <table:table-cell office:value-type="float" office:value="1.47982">
                <text:p>1.47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10252">
                <text:p>0.110252</text:p>
              </table:table-cell>
              <table:table-cell office:value-type="float" office:value="1.47982">
                <text:p>1.479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25026">
                <text:p>0.125026</text:p>
              </table:table-cell>
              <table:table-cell office:value-type="float" office:value="1.49416">
                <text:p>1.494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5026">
                <text:p>0.125026</text:p>
              </table:table-cell>
              <table:table-cell office:value-type="float" office:value="1.49416">
                <text:p>1.494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0381">
                <text:p>0.140381</text:p>
              </table:table-cell>
              <table:table-cell office:value-type="float" office:value="1.50807">
                <text:p>1.508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0381">
                <text:p>0.140381</text:p>
              </table:table-cell>
              <table:table-cell office:value-type="float" office:value="1.50807">
                <text:p>1.508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6109">
                <text:p>0.156109</text:p>
              </table:table-cell>
              <table:table-cell office:value-type="float" office:value="1.52118">
                <text:p>1.52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6109">
                <text:p>0.156109</text:p>
              </table:table-cell>
              <table:table-cell office:value-type="float" office:value="1.52118">
                <text:p>1.52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2537">
                <text:p>0.172537</text:p>
              </table:table-cell>
              <table:table-cell office:value-type="float" office:value="1.5334">
                <text:p>1.5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72537">
                <text:p>0.172537</text:p>
              </table:table-cell>
              <table:table-cell office:value-type="float" office:value="1.5334">
                <text:p>1.53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8969">
                <text:p>0.18969</text:p>
              </table:table-cell>
              <table:table-cell office:value-type="float" office:value="1.54529">
                <text:p>1.545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969">
                <text:p>0.18969</text:p>
              </table:table-cell>
              <table:table-cell office:value-type="float" office:value="1.54529">
                <text:p>1.545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717">
                <text:p>0.20717</text:p>
              </table:table-cell>
              <table:table-cell office:value-type="float" office:value="1.55613">
                <text:p>1.556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717">
                <text:p>0.20717</text:p>
              </table:table-cell>
              <table:table-cell office:value-type="float" office:value="1.55613">
                <text:p>1.556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5281">
                <text:p>0.225281</text:p>
              </table:table-cell>
              <table:table-cell office:value-type="float" office:value="1.56616">
                <text:p>1.566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5281">
                <text:p>0.225281</text:p>
              </table:table-cell>
              <table:table-cell office:value-type="float" office:value="1.56616">
                <text:p>1.56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43744">
                <text:p>0.243744</text:p>
              </table:table-cell>
              <table:table-cell office:value-type="float" office:value="1.57533">
                <text:p>1.57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43744">
                <text:p>0.243744</text:p>
              </table:table-cell>
              <table:table-cell office:value-type="float" office:value="1.57533">
                <text:p>1.575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2674">
                <text:p>0.262674</text:p>
              </table:table-cell>
              <table:table-cell office:value-type="float" office:value="1.58352">
                <text:p>1.58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62674">
                <text:p>0.262674</text:p>
              </table:table-cell>
              <table:table-cell office:value-type="float" office:value="1.58352">
                <text:p>1.583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81911">
                <text:p>0.281911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81911">
                <text:p>0.281911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1441">
                <text:p>0.301441</text:p>
              </table:table-cell>
              <table:table-cell office:value-type="float" office:value="1.5976">
                <text:p>1.59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1441">
                <text:p>0.301441</text:p>
              </table:table-cell>
              <table:table-cell office:value-type="float" office:value="1.5976">
                <text:p>1.5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1171">
                <text:p>0.321171</text:p>
              </table:table-cell>
              <table:table-cell office:value-type="float" office:value="1.60307">
                <text:p>1.603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1171">
                <text:p>0.321171</text:p>
              </table:table-cell>
              <table:table-cell office:value-type="float" office:value="1.60307">
                <text:p>1.603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41257">
                <text:p>0.341257</text:p>
              </table:table-cell>
              <table:table-cell office:value-type="float" office:value="1.60759">
                <text:p>1.607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41257">
                <text:p>0.341257</text:p>
              </table:table-cell>
              <table:table-cell office:value-type="float" office:value="1.60759">
                <text:p>1.607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1414">
                <text:p>0.361414</text:p>
              </table:table-cell>
              <table:table-cell office:value-type="float" office:value="1.61143">
                <text:p>1.611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1414">
                <text:p>0.361414</text:p>
              </table:table-cell>
              <table:table-cell office:value-type="float" office:value="1.61143">
                <text:p>1.611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1672">
                <text:p>0.381672</text:p>
              </table:table-cell>
              <table:table-cell office:value-type="float" office:value="1.61371">
                <text:p>1.613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1672">
                <text:p>0.381672</text:p>
              </table:table-cell>
              <table:table-cell office:value-type="float" office:value="1.61371">
                <text:p>1.61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02037">
                <text:p>0.402037</text:p>
              </table:table-cell>
              <table:table-cell office:value-type="float" office:value="1.6152">
                <text:p>1.61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02037">
                <text:p>0.402037</text:p>
              </table:table-cell>
              <table:table-cell office:value-type="float" office:value="1.6152">
                <text:p>1.6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22478">
                <text:p>0.422478</text:p>
              </table:table-cell>
              <table:table-cell office:value-type="float" office:value="1.61551">
                <text:p>1.615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22478">
                <text:p>0.422478</text:p>
              </table:table-cell>
              <table:table-cell office:value-type="float" office:value="1.61551">
                <text:p>1.615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42901">
                <text:p>0.442901</text:p>
              </table:table-cell>
              <table:table-cell office:value-type="float" office:value="1.61468">
                <text:p>1.614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42901">
                <text:p>0.442901</text:p>
              </table:table-cell>
              <table:table-cell office:value-type="float" office:value="1.61468">
                <text:p>1.614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63106">
                <text:p>0.463106</text:p>
              </table:table-cell>
              <table:table-cell office:value-type="float" office:value="1.61273">
                <text:p>1.612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63106">
                <text:p>0.463106</text:p>
              </table:table-cell>
              <table:table-cell office:value-type="float" office:value="1.61273">
                <text:p>1.612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83267">
                <text:p>0.483267</text:p>
              </table:table-cell>
              <table:table-cell office:value-type="float" office:value="1.60973">
                <text:p>1.609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83267">
                <text:p>0.483267</text:p>
              </table:table-cell>
              <table:table-cell office:value-type="float" office:value="1.60973">
                <text:p>1.609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03216">
                <text:p>0.503216</text:p>
              </table:table-cell>
              <table:table-cell office:value-type="float" office:value="1.60577">
                <text:p>1.605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03216">
                <text:p>0.503216</text:p>
              </table:table-cell>
              <table:table-cell office:value-type="float" office:value="1.60577">
                <text:p>1.605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22975">
                <text:p>0.522975</text:p>
              </table:table-cell>
              <table:table-cell office:value-type="float" office:value="1.60052">
                <text:p>1.600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22975">
                <text:p>0.522975</text:p>
              </table:table-cell>
              <table:table-cell office:value-type="float" office:value="1.60052">
                <text:p>1.600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42448">
                <text:p>0.542448</text:p>
              </table:table-cell>
              <table:table-cell office:value-type="float" office:value="1.59423">
                <text:p>1.594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42448">
                <text:p>0.542448</text:p>
              </table:table-cell>
              <table:table-cell office:value-type="float" office:value="1.59423">
                <text:p>1.594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61571">
                <text:p>0.561571</text:p>
              </table:table-cell>
              <table:table-cell office:value-type="float" office:value="1.58701">
                <text:p>1.587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61571">
                <text:p>0.561571</text:p>
              </table:table-cell>
              <table:table-cell office:value-type="float" office:value="1.58701">
                <text:p>1.58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80415">
                <text:p>0.580415</text:p>
              </table:table-cell>
              <table:table-cell office:value-type="float" office:value="1.57888">
                <text:p>1.578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80415">
                <text:p>0.580415</text:p>
              </table:table-cell>
              <table:table-cell office:value-type="float" office:value="1.57888">
                <text:p>1.578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9888">
                <text:p>0.59888</text:p>
              </table:table-cell>
              <table:table-cell office:value-type="float" office:value="1.56979">
                <text:p>1.569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9888">
                <text:p>0.59888</text:p>
              </table:table-cell>
              <table:table-cell office:value-type="float" office:value="1.56979">
                <text:p>1.569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2556">
                <text:p>0.632556</text:p>
              </table:table-cell>
              <table:table-cell office:value-type="float" office:value="1.55015">
                <text:p>1.55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2556">
                <text:p>0.632556</text:p>
              </table:table-cell>
              <table:table-cell office:value-type="float" office:value="1.55015">
                <text:p>1.550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68186">
                <text:p>0.668186</text:p>
              </table:table-cell>
              <table:table-cell office:value-type="float" office:value="1.52993">
                <text:p>1.529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68186">
                <text:p>0.668186</text:p>
              </table:table-cell>
              <table:table-cell office:value-type="float" office:value="1.52993">
                <text:p>1.529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03864">
                <text:p>0.703864</text:p>
              </table:table-cell>
              <table:table-cell office:value-type="float" office:value="1.50968">
                <text:p>1.50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03864">
                <text:p>0.703864</text:p>
              </table:table-cell>
              <table:table-cell office:value-type="float" office:value="1.50968">
                <text:p>1.509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39518">
                <text:p>0.739518</text:p>
              </table:table-cell>
              <table:table-cell office:value-type="float" office:value="1.48945">
                <text:p>1.489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39518">
                <text:p>0.739518</text:p>
              </table:table-cell>
              <table:table-cell office:value-type="float" office:value="1.48945">
                <text:p>1.489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75183">
                <text:p>0.775183</text:p>
              </table:table-cell>
              <table:table-cell office:value-type="float" office:value="1.46923">
                <text:p>1.469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75183">
                <text:p>0.775183</text:p>
              </table:table-cell>
              <table:table-cell office:value-type="float" office:value="1.46923">
                <text:p>1.469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0843">
                <text:p>0.810843</text:p>
              </table:table-cell>
              <table:table-cell office:value-type="float" office:value="1.44899">
                <text:p>1.448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0843">
                <text:p>0.810843</text:p>
              </table:table-cell>
              <table:table-cell office:value-type="float" office:value="1.44899">
                <text:p>1.448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465">
                <text:p>0.8465</text:p>
              </table:table-cell>
              <table:table-cell office:value-type="float" office:value="1.42875">
                <text:p>1.42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465">
                <text:p>0.8465</text:p>
              </table:table-cell>
              <table:table-cell office:value-type="float" office:value="1.42875">
                <text:p>1.42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8216">
                <text:p>0.88216</text:p>
              </table:table-cell>
              <table:table-cell office:value-type="float" office:value="1.40851">
                <text:p>1.408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8216">
                <text:p>0.88216</text:p>
              </table:table-cell>
              <table:table-cell office:value-type="float" office:value="1.40851">
                <text:p>1.408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17815">
                <text:p>0.917815</text:p>
              </table:table-cell>
              <table:table-cell office:value-type="float" office:value="1.38828">
                <text:p>1.388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17815">
                <text:p>0.917815</text:p>
              </table:table-cell>
              <table:table-cell office:value-type="float" office:value="1.38828">
                <text:p>1.388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53466">
                <text:p>0.953466</text:p>
              </table:table-cell>
              <table:table-cell office:value-type="float" office:value="1.36804">
                <text:p>1.368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53466">
                <text:p>0.953466</text:p>
              </table:table-cell>
              <table:table-cell office:value-type="float" office:value="1.36804">
                <text:p>1.368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89122">
                <text:p>0.989122</text:p>
              </table:table-cell>
              <table:table-cell office:value-type="float" office:value="1.3478">
                <text:p>1.34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89122">
                <text:p>0.989122</text:p>
              </table:table-cell>
              <table:table-cell office:value-type="float" office:value="1.3478">
                <text:p>1.34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2478">
                <text:p>1.02478</text:p>
              </table:table-cell>
              <table:table-cell office:value-type="float" office:value="1.32757">
                <text:p>1.327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2478">
                <text:p>1.02478</text:p>
              </table:table-cell>
              <table:table-cell office:value-type="float" office:value="1.32757">
                <text:p>1.327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6044">
                <text:p>1.06044</text:p>
              </table:table-cell>
              <table:table-cell office:value-type="float" office:value="1.30733">
                <text:p>1.307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044">
                <text:p>1.06044</text:p>
              </table:table-cell>
              <table:table-cell office:value-type="float" office:value="1.30733">
                <text:p>1.307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9609">
                <text:p>1.09609</text:p>
              </table:table-cell>
              <table:table-cell office:value-type="float" office:value="1.2871">
                <text:p>1.28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9609">
                <text:p>1.09609</text:p>
              </table:table-cell>
              <table:table-cell office:value-type="float" office:value="1.2871">
                <text:p>1.28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3175">
                <text:p>1.13175</text:p>
              </table:table-cell>
              <table:table-cell office:value-type="float" office:value="1.26686">
                <text:p>1.266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3175">
                <text:p>1.13175</text:p>
              </table:table-cell>
              <table:table-cell office:value-type="float" office:value="1.26686">
                <text:p>1.266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674">
                <text:p>1.1674</text:p>
              </table:table-cell>
              <table:table-cell office:value-type="float" office:value="1.24663">
                <text:p>1.246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674">
                <text:p>1.1674</text:p>
              </table:table-cell>
              <table:table-cell office:value-type="float" office:value="1.24663">
                <text:p>1.246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0306">
                <text:p>1.20306</text:p>
              </table:table-cell>
              <table:table-cell office:value-type="float" office:value="1.22639">
                <text:p>1.226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0306">
                <text:p>1.20306</text:p>
              </table:table-cell>
              <table:table-cell office:value-type="float" office:value="1.22639">
                <text:p>1.226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3872">
                <text:p>1.23872</text:p>
              </table:table-cell>
              <table:table-cell office:value-type="float" office:value="1.20616">
                <text:p>1.206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3872">
                <text:p>1.23872</text:p>
              </table:table-cell>
              <table:table-cell office:value-type="float" office:value="1.20616">
                <text:p>1.206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7439">
                <text:p>1.27439</text:p>
              </table:table-cell>
              <table:table-cell office:value-type="float" office:value="1.18593">
                <text:p>1.185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7439">
                <text:p>1.27439</text:p>
              </table:table-cell>
              <table:table-cell office:value-type="float" office:value="1.18593">
                <text:p>1.185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1005">
                <text:p>1.31005</text:p>
              </table:table-cell>
              <table:table-cell office:value-type="float" office:value="1.1657">
                <text:p>1.16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1005">
                <text:p>1.31005</text:p>
              </table:table-cell>
              <table:table-cell office:value-type="float" office:value="1.1657">
                <text:p>1.16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4571">
                <text:p>1.34571</text:p>
              </table:table-cell>
              <table:table-cell office:value-type="float" office:value="1.14547">
                <text:p>1.145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4571">
                <text:p>1.34571</text:p>
              </table:table-cell>
              <table:table-cell office:value-type="float" office:value="1.14547">
                <text:p>1.145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8137">
                <text:p>1.38137</text:p>
              </table:table-cell>
              <table:table-cell office:value-type="float" office:value="1.12524">
                <text:p>1.125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8137">
                <text:p>1.38137</text:p>
              </table:table-cell>
              <table:table-cell office:value-type="float" office:value="1.12524">
                <text:p>1.125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1703">
                <text:p>1.41703</text:p>
              </table:table-cell>
              <table:table-cell office:value-type="float" office:value="1.10501">
                <text:p>1.105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1703">
                <text:p>1.41703</text:p>
              </table:table-cell>
              <table:table-cell office:value-type="float" office:value="1.10501">
                <text:p>1.105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3622">
                <text:p>1.43622</text:p>
              </table:table-cell>
              <table:table-cell office:value-type="float" office:value="1.09407">
                <text:p>1.094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3622">
                <text:p>1.43622</text:p>
              </table:table-cell>
              <table:table-cell office:value-type="float" office:value="1.09407">
                <text:p>1.094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5368">
                <text:p>1.45368</text:p>
              </table:table-cell>
              <table:table-cell office:value-type="float" office:value="1.08334">
                <text:p>1.083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5368">
                <text:p>1.45368</text:p>
              </table:table-cell>
              <table:table-cell office:value-type="float" office:value="1.08334">
                <text:p>1.083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708">
                <text:p>1.4708</text:p>
              </table:table-cell>
              <table:table-cell office:value-type="float" office:value="1.07204">
                <text:p>1.072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4708">
                <text:p>1.4708</text:p>
              </table:table-cell>
              <table:table-cell office:value-type="float" office:value="1.07204">
                <text:p>1.072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8767">
                <text:p>1.48767</text:p>
              </table:table-cell>
              <table:table-cell office:value-type="float" office:value="1.06035">
                <text:p>1.060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8767">
                <text:p>1.48767</text:p>
              </table:table-cell>
              <table:table-cell office:value-type="float" office:value="1.06035">
                <text:p>1.060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0439">
                <text:p>1.50439</text:p>
              </table:table-cell>
              <table:table-cell office:value-type="float" office:value="1.04847">
                <text:p>1.048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0439">
                <text:p>1.50439</text:p>
              </table:table-cell>
              <table:table-cell office:value-type="float" office:value="1.04847">
                <text:p>1.048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2039">
                <text:p>1.52039</text:p>
              </table:table-cell>
              <table:table-cell office:value-type="float" office:value="1.0357">
                <text:p>1.03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2039">
                <text:p>1.52039</text:p>
              </table:table-cell>
              <table:table-cell office:value-type="float" office:value="1.0357">
                <text:p>1.03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3603">
                <text:p>1.53603</text:p>
              </table:table-cell>
              <table:table-cell office:value-type="float" office:value="1.0225">
                <text:p>1.02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3603">
                <text:p>1.53603</text:p>
              </table:table-cell>
              <table:table-cell office:value-type="float" office:value="1.0225">
                <text:p>1.0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5137">
                <text:p>1.55137</text:p>
              </table:table-cell>
              <table:table-cell office:value-type="float" office:value="1.00894">
                <text:p>1.008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5137">
                <text:p>1.55137</text:p>
              </table:table-cell>
              <table:table-cell office:value-type="float" office:value="1.00894">
                <text:p>1.008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664">
                <text:p>1.5664</text:p>
              </table:table-cell>
              <table:table-cell office:value-type="float" office:value="0.995001">
                <text:p>0.995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664">
                <text:p>1.5664</text:p>
              </table:table-cell>
              <table:table-cell office:value-type="float" office:value="0.995001">
                <text:p>0.995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8111">
                <text:p>1.58111</text:p>
              </table:table-cell>
              <table:table-cell office:value-type="float" office:value="0.980802">
                <text:p>0.9808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8111">
                <text:p>1.58111</text:p>
              </table:table-cell>
              <table:table-cell office:value-type="float" office:value="0.980802">
                <text:p>0.9808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9537">
                <text:p>1.59537</text:p>
              </table:table-cell>
              <table:table-cell office:value-type="float" office:value="0.966058">
                <text:p>0.9660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9537">
                <text:p>1.59537</text:p>
              </table:table-cell>
              <table:table-cell office:value-type="float" office:value="0.966058">
                <text:p>0.966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6094">
                <text:p>1.6094</text:p>
              </table:table-cell>
              <table:table-cell office:value-type="float" office:value="0.951054">
                <text:p>0.9510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6094">
                <text:p>1.6094</text:p>
              </table:table-cell>
              <table:table-cell office:value-type="float" office:value="0.951054">
                <text:p>0.9510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62309">
                <text:p>1.62309</text:p>
              </table:table-cell>
              <table:table-cell office:value-type="float" office:value="0.935793">
                <text:p>0.9357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62309">
                <text:p>1.62309</text:p>
              </table:table-cell>
              <table:table-cell office:value-type="float" office:value="0.935793">
                <text:p>0.9357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63635">
                <text:p>1.63635</text:p>
              </table:table-cell>
              <table:table-cell office:value-type="float" office:value="0.920172">
                <text:p>0.9201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63635">
                <text:p>1.63635</text:p>
              </table:table-cell>
              <table:table-cell office:value-type="float" office:value="0.920172">
                <text:p>0.9201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64919">
                <text:p>1.64919</text:p>
              </table:table-cell>
              <table:table-cell office:value-type="float" office:value="0.904136">
                <text:p>0.9041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64919">
                <text:p>1.64919</text:p>
              </table:table-cell>
              <table:table-cell office:value-type="float" office:value="0.904136">
                <text:p>0.9041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6155">
                <text:p>1.66155</text:p>
              </table:table-cell>
              <table:table-cell office:value-type="float" office:value="0.8878">
                <text:p>0.88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66155">
                <text:p>1.66155</text:p>
              </table:table-cell>
              <table:table-cell office:value-type="float" office:value="0.8878">
                <text:p>0.88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7369">
                <text:p>1.67369</text:p>
              </table:table-cell>
              <table:table-cell office:value-type="float" office:value="0.87127">
                <text:p>0.871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67369">
                <text:p>1.67369</text:p>
              </table:table-cell>
              <table:table-cell office:value-type="float" office:value="0.87127">
                <text:p>0.871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8538">
                <text:p>1.68538</text:p>
              </table:table-cell>
              <table:table-cell office:value-type="float" office:value="0.854393">
                <text:p>0.8543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8538">
                <text:p>1.68538</text:p>
              </table:table-cell>
              <table:table-cell office:value-type="float" office:value="0.854393">
                <text:p>0.8543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9674">
                <text:p>1.69674</text:p>
              </table:table-cell>
              <table:table-cell office:value-type="float" office:value="0.837325">
                <text:p>0.8373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69674">
                <text:p>1.69674</text:p>
              </table:table-cell>
              <table:table-cell office:value-type="float" office:value="0.837325">
                <text:p>0.8373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0765">
                <text:p>1.70765</text:p>
              </table:table-cell>
              <table:table-cell office:value-type="float" office:value="0.819911">
                <text:p>0.8199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0765">
                <text:p>1.70765</text:p>
              </table:table-cell>
              <table:table-cell office:value-type="float" office:value="0.819911">
                <text:p>0.8199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1812">
                <text:p>1.71812</text:p>
              </table:table-cell>
              <table:table-cell office:value-type="float" office:value="0.80228">
                <text:p>0.802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1812">
                <text:p>1.71812</text:p>
              </table:table-cell>
              <table:table-cell office:value-type="float" office:value="0.80228">
                <text:p>0.802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282">
                <text:p>1.7282</text:p>
              </table:table-cell>
              <table:table-cell office:value-type="float" office:value="0.78443">
                <text:p>0.784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282">
                <text:p>1.7282</text:p>
              </table:table-cell>
              <table:table-cell office:value-type="float" office:value="0.78443">
                <text:p>0.784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379">
                <text:p>1.7379</text:p>
              </table:table-cell>
              <table:table-cell office:value-type="float" office:value="0.766329">
                <text:p>0.7663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379">
                <text:p>1.7379</text:p>
              </table:table-cell>
              <table:table-cell office:value-type="float" office:value="0.766329">
                <text:p>0.7663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4716">
                <text:p>1.74716</text:p>
              </table:table-cell>
              <table:table-cell office:value-type="float" office:value="0.748025">
                <text:p>0.7480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4716">
                <text:p>1.74716</text:p>
              </table:table-cell>
              <table:table-cell office:value-type="float" office:value="0.748025">
                <text:p>0.7480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5593">
                <text:p>1.75593</text:p>
              </table:table-cell>
              <table:table-cell office:value-type="float" office:value="0.729473">
                <text:p>0.7294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5593">
                <text:p>1.75593</text:p>
              </table:table-cell>
              <table:table-cell office:value-type="float" office:value="0.729473">
                <text:p>0.7294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6419">
                <text:p>1.76419</text:p>
              </table:table-cell>
              <table:table-cell office:value-type="float" office:value="0.710683">
                <text:p>0.7106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6419">
                <text:p>1.76419</text:p>
              </table:table-cell>
              <table:table-cell office:value-type="float" office:value="0.710683">
                <text:p>0.7106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7191">
                <text:p>1.77191</text:p>
              </table:table-cell>
              <table:table-cell office:value-type="float" office:value="0.691707">
                <text:p>0.6917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7191">
                <text:p>1.77191</text:p>
              </table:table-cell>
              <table:table-cell office:value-type="float" office:value="0.691707">
                <text:p>0.6917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7926">
                <text:p>1.77926</text:p>
              </table:table-cell>
              <table:table-cell office:value-type="float" office:value="0.672555">
                <text:p>0.6725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7926">
                <text:p>1.77926</text:p>
              </table:table-cell>
              <table:table-cell office:value-type="float" office:value="0.672555">
                <text:p>0.6725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78617">
                <text:p>1.78617</text:p>
              </table:table-cell>
              <table:table-cell office:value-type="float" office:value="0.653247">
                <text:p>0.6532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8617">
                <text:p>1.78617</text:p>
              </table:table-cell>
              <table:table-cell office:value-type="float" office:value="0.653247">
                <text:p>0.6532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9257">
                <text:p>1.79257</text:p>
              </table:table-cell>
              <table:table-cell office:value-type="float" office:value="0.633778">
                <text:p>0.633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79257">
                <text:p>1.79257</text:p>
              </table:table-cell>
              <table:table-cell office:value-type="float" office:value="0.633778">
                <text:p>0.6337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9861">
                <text:p>1.79861</text:p>
              </table:table-cell>
              <table:table-cell office:value-type="float" office:value="0.614219">
                <text:p>0.6142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9861">
                <text:p>1.79861</text:p>
              </table:table-cell>
              <table:table-cell office:value-type="float" office:value="0.614219">
                <text:p>0.6142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80463">
                <text:p>1.80463</text:p>
              </table:table-cell>
              <table:table-cell office:value-type="float" office:value="0.594621">
                <text:p>0.5946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80463">
                <text:p>1.80463</text:p>
              </table:table-cell>
              <table:table-cell office:value-type="float" office:value="0.594621">
                <text:p>0.5946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81066">
                <text:p>1.81066</text:p>
              </table:table-cell>
              <table:table-cell office:value-type="float" office:value="0.575025">
                <text:p>0.5750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81066">
                <text:p>1.81066</text:p>
              </table:table-cell>
              <table:table-cell office:value-type="float" office:value="0.575025">
                <text:p>0.5750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81668">
                <text:p>1.81668</text:p>
              </table:table-cell>
              <table:table-cell office:value-type="float" office:value="0.555429">
                <text:p>0.5554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1668">
                <text:p>1.81668</text:p>
              </table:table-cell>
              <table:table-cell office:value-type="float" office:value="0.555429">
                <text:p>0.5554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227">
                <text:p>1.8227</text:p>
              </table:table-cell>
              <table:table-cell office:value-type="float" office:value="0.535831">
                <text:p>0.5358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227">
                <text:p>1.8227</text:p>
              </table:table-cell>
              <table:table-cell office:value-type="float" office:value="0.535831">
                <text:p>0.5358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82873">
                <text:p>1.82873</text:p>
              </table:table-cell>
              <table:table-cell office:value-type="float" office:value="0.516235">
                <text:p>0.5162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82873">
                <text:p>1.82873</text:p>
              </table:table-cell>
              <table:table-cell office:value-type="float" office:value="0.516235">
                <text:p>0.5162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83475">
                <text:p>1.83475</text:p>
              </table:table-cell>
              <table:table-cell office:value-type="float" office:value="0.496637">
                <text:p>0.4966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3475">
                <text:p>1.83475</text:p>
              </table:table-cell>
              <table:table-cell office:value-type="float" office:value="0.496637">
                <text:p>0.4966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84078">
                <text:p>1.84078</text:p>
              </table:table-cell>
              <table:table-cell office:value-type="float" office:value="0.477039">
                <text:p>0.4770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84078">
                <text:p>1.84078</text:p>
              </table:table-cell>
              <table:table-cell office:value-type="float" office:value="0.477039">
                <text:p>0.4770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8468">
                <text:p>1.8468</text:p>
              </table:table-cell>
              <table:table-cell office:value-type="float" office:value="0.457442">
                <text:p>0.4574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8468">
                <text:p>1.8468</text:p>
              </table:table-cell>
              <table:table-cell office:value-type="float" office:value="0.457442">
                <text:p>0.4574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85283">
                <text:p>1.85283</text:p>
              </table:table-cell>
              <table:table-cell office:value-type="float" office:value="0.437845">
                <text:p>0.4378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5283">
                <text:p>1.85283</text:p>
              </table:table-cell>
              <table:table-cell office:value-type="float" office:value="0.437845">
                <text:p>0.4378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85885">
                <text:p>1.85885</text:p>
              </table:table-cell>
              <table:table-cell office:value-type="float" office:value="0.418246">
                <text:p>0.4182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85885">
                <text:p>1.85885</text:p>
              </table:table-cell>
              <table:table-cell office:value-type="float" office:value="0.418246">
                <text:p>0.4182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86487">
                <text:p>1.86487</text:p>
              </table:table-cell>
              <table:table-cell office:value-type="float" office:value="0.398652">
                <text:p>0.3986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86487">
                <text:p>1.86487</text:p>
              </table:table-cell>
              <table:table-cell office:value-type="float" office:value="0.398652">
                <text:p>0.3986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8709">
                <text:p>1.8709</text:p>
              </table:table-cell>
              <table:table-cell office:value-type="float" office:value="0.379056">
                <text:p>0.3790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709">
                <text:p>1.8709</text:p>
              </table:table-cell>
              <table:table-cell office:value-type="float" office:value="0.379056">
                <text:p>0.3790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87692">
                <text:p>1.87692</text:p>
              </table:table-cell>
              <table:table-cell office:value-type="float" office:value="0.35946">
                <text:p>0.359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87692">
                <text:p>1.87692</text:p>
              </table:table-cell>
              <table:table-cell office:value-type="float" office:value="0.35946">
                <text:p>0.359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88294">
                <text:p>1.88294</text:p>
              </table:table-cell>
              <table:table-cell office:value-type="float" office:value="0.339862">
                <text:p>0.3398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88294">
                <text:p>1.88294</text:p>
              </table:table-cell>
              <table:table-cell office:value-type="float" office:value="0.339862">
                <text:p>0.3398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88896">
                <text:p>1.88896</text:p>
              </table:table-cell>
              <table:table-cell office:value-type="float" office:value="0.320263">
                <text:p>0.3202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88896">
                <text:p>1.88896</text:p>
              </table:table-cell>
              <table:table-cell office:value-type="float" office:value="0.320263">
                <text:p>0.3202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89499">
                <text:p>1.89499</text:p>
              </table:table-cell>
              <table:table-cell office:value-type="float" office:value="0.300666">
                <text:p>0.3006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89499">
                <text:p>1.89499</text:p>
              </table:table-cell>
              <table:table-cell office:value-type="float" office:value="0.300666">
                <text:p>0.3006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90101">
                <text:p>1.90101</text:p>
              </table:table-cell>
              <table:table-cell office:value-type="float" office:value="0.281069">
                <text:p>0.2810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90101">
                <text:p>1.90101</text:p>
              </table:table-cell>
              <table:table-cell office:value-type="float" office:value="0.281069">
                <text:p>0.2810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90703">
                <text:p>1.90703</text:p>
              </table:table-cell>
              <table:table-cell office:value-type="float" office:value="0.261471">
                <text:p>0.2614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0703">
                <text:p>1.90703</text:p>
              </table:table-cell>
              <table:table-cell office:value-type="float" office:value="0.261471">
                <text:p>0.2614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91305">
                <text:p>1.91305</text:p>
              </table:table-cell>
              <table:table-cell office:value-type="float" office:value="0.241873">
                <text:p>0.2418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1305">
                <text:p>1.91305</text:p>
              </table:table-cell>
              <table:table-cell office:value-type="float" office:value="0.241873">
                <text:p>0.2418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91908">
                <text:p>1.91908</text:p>
              </table:table-cell>
              <table:table-cell office:value-type="float" office:value="0.222277">
                <text:p>0.2222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91908">
                <text:p>1.91908</text:p>
              </table:table-cell>
              <table:table-cell office:value-type="float" office:value="0.222277">
                <text:p>0.2222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92511">
                <text:p>1.92511</text:p>
              </table:table-cell>
              <table:table-cell office:value-type="float" office:value="0.202682">
                <text:p>0.2026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2511">
                <text:p>1.92511</text:p>
              </table:table-cell>
              <table:table-cell office:value-type="float" office:value="0.202682">
                <text:p>0.2026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93113">
                <text:p>1.93113</text:p>
              </table:table-cell>
              <table:table-cell office:value-type="float" office:value="0.183086">
                <text:p>0.1830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3113">
                <text:p>1.93113</text:p>
              </table:table-cell>
              <table:table-cell office:value-type="float" office:value="0.183086">
                <text:p>0.1830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93715">
                <text:p>1.93715</text:p>
              </table:table-cell>
              <table:table-cell office:value-type="float" office:value="0.163489">
                <text:p>0.163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93715">
                <text:p>1.93715</text:p>
              </table:table-cell>
              <table:table-cell office:value-type="float" office:value="0.163489">
                <text:p>0.1634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94317">
                <text:p>1.94317</text:p>
              </table:table-cell>
              <table:table-cell office:value-type="float" office:value="0.143892">
                <text:p>0.1438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94317">
                <text:p>1.94317</text:p>
              </table:table-cell>
              <table:table-cell office:value-type="float" office:value="0.143892">
                <text:p>0.1438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9492">
                <text:p>1.9492</text:p>
              </table:table-cell>
              <table:table-cell office:value-type="float" office:value="0.124295">
                <text:p>0.1242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492">
                <text:p>1.9492</text:p>
              </table:table-cell>
              <table:table-cell office:value-type="float" office:value="0.124295">
                <text:p>0.1242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5522">
                <text:p>1.95522</text:p>
              </table:table-cell>
              <table:table-cell office:value-type="float" office:value="0.104698">
                <text:p>0.1046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95522">
                <text:p>1.95522</text:p>
              </table:table-cell>
              <table:table-cell office:value-type="float" office:value="0.104698">
                <text:p>0.1046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96124">
                <text:p>1.96124</text:p>
              </table:table-cell>
              <table:table-cell office:value-type="float" office:value="0.0851093">
                <text:p>0.08510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6124">
                <text:p>1.96124</text:p>
              </table:table-cell>
              <table:table-cell office:value-type="float" office:value="0.0851093">
                <text:p>0.08510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6727">
                <text:p>1.96727</text:p>
              </table:table-cell>
              <table:table-cell office:value-type="float" office:value="0.0655131">
                <text:p>0.06551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96727">
                <text:p>1.96727</text:p>
              </table:table-cell>
              <table:table-cell office:value-type="float" office:value="0.0655131">
                <text:p>0.06551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733">
                <text:p>1.9733</text:p>
              </table:table-cell>
              <table:table-cell office:value-type="float" office:value="0.0459132">
                <text:p>0.04591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9733">
                <text:p>1.9733</text:p>
              </table:table-cell>
              <table:table-cell office:value-type="float" office:value="0.0459132">
                <text:p>0.04591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97932">
                <text:p>1.97932</text:p>
              </table:table-cell>
              <table:table-cell office:value-type="float" office:value="0.026317">
                <text:p>0.0263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97932">
                <text:p>1.97932</text:p>
              </table:table-cell>
              <table:table-cell office:value-type="float" office:value="0.026317">
                <text:p>0.0263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97948">
                <text:p>1.97948</text:p>
              </table:table-cell>
              <table:table-cell office:value-type="float" office:value="0.0245176">
                <text:p>0.0245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97948">
                <text:p>1.97948</text:p>
              </table:table-cell>
              <table:table-cell office:value-type="float" office:value="0.0245176">
                <text:p>0.02451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97949">
                <text:p>1.97949</text:p>
              </table:table-cell>
              <table:table-cell office:value-type="float" office:value="0.0244997">
                <text:p>0.02449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7949">
                <text:p>1.97949</text:p>
              </table:table-cell>
              <table:table-cell office:value-type="float" office:value="0.0244997">
                <text:p>0.02449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7951">
                <text:p>1.97951</text:p>
              </table:table-cell>
              <table:table-cell office:value-type="float" office:value="0.0244625">
                <text:p>0.02446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7951">
                <text:p>1.97951</text:p>
              </table:table-cell>
              <table:table-cell office:value-type="float" office:value="0.0244625">
                <text:p>0.0244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7951">
                <text:p>1.97951</text:p>
              </table:table-cell>
              <table:table-cell office:value-type="float" office:value="0.0244605">
                <text:p>0.0244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